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微軟正黑體" style:font-name-asian="微軟正黑體" style:font-name-complex="微軟正黑體"/>
    </style:style>
    <style:style style:name="ce3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middle" fo:background-color="#FFFFFF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4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5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6" style:family="table-cell" style:parent-style-name="_19968__33324__32_2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7" style:family="table-cell" style:parent-style-name="_19968__33324__32_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8" style:family="table-cell" style:parent-style-name="_19968__33324__32_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32_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0" style:family="table-cell" style:parent-style-name="_19968__33324__32_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3" style:data-style-name="N48">
      <style:table-cell-properties fo:border="thin solid #000000" style:vertical-align="middle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2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13" style:family="table-cell" style:parent-style-name="_19968__33324__32_2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4" style:family="table-cell" style:parent-style-name="_19968__33324__32_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5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19968__33324__Book3" style:data-style-name="N5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19968__33324__Book3" style:data-style-name="N5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6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_19968__33324__32_2" style:data-style-name="N0">
      <style:table-cell-properties style:vertical-align="middle" fo:background-color="#FFFFFF" style:cell-protect="protected"/>
      <style:text-properties fo:color="#000000" style:font-name="微軟正黑體" style:font-name-asian="微軟正黑體" style:font-name-complex="微軟正黑體"/>
    </style:style>
    <style:style style:name="ce28" style:family="table-cell" style:parent-style-name="_19968__33324_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0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Book3" style:data-style-name="N5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2" style:family="table-cell" style:parent-style-name="_19968__33324__Book3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3" style:family="table-cell" style:parent-style-name="_19968__33324__32_2" style:data-style-name="N0">
      <style:table-cell-properties style:vertical-align="to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3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35" style:family="table-cell" style:parent-style-name="_19968__33324__32_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36" style:family="table-cell" style:parent-style-name="_19968__33324__32_2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37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微軟正黑體" style:font-name-asian="微軟正黑體" style:font-name-complex="微軟正黑體"/>
    </style:style>
    <style:style style:name="ce38" style:family="table-cell" style:parent-style-name="_19968__33324__32_2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39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微軟正黑體" style:font-name-asian="微軟正黑體" style:font-name-complex="微軟正黑體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1.5875cm"/>
    </style:style>
    <style:style style:name="co6" style:family="table-column">
      <style:table-column-properties fo:break-before="auto" style:column-width="0.9525cm"/>
    </style:style>
    <style:style style:name="co7" style:family="table-column">
      <style:table-column-properties fo:break-before="auto" style:column-width="1.93145833333333cm"/>
    </style:style>
    <style:style style:name="co8" style:family="table-column">
      <style:table-column-properties fo:break-before="auto" style:column-width="1.16416666666667cm"/>
    </style:style>
    <style:style style:name="co9" style:family="table-column">
      <style:table-column-properties fo:break-before="auto" style:column-width="1.13770833333333cm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1.95791666666667cm"/>
    </style:style>
    <style:style style:name="co12" style:family="table-column">
      <style:table-column-properties fo:break-before="auto" style:column-width="1.82562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27.2pt" style:use-optimal-row-height="false" fo:break-before="auto"/>
    </style:style>
    <style:style style:name="ro4" style:family="table-row">
      <style:table-row-properties style:row-height="22.7pt" style:use-optimal-row-height="false" fo:break-before="auto"/>
    </style:style>
    <style:style style:name="ro5" style:family="table-row">
      <style:table-row-properties style:row-height="30.2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0.15pt" style:use-optimal-row-height="false" fo:break-before="auto"/>
    </style:style>
    <style:style style:name="ro9" style:family="table-row">
      <style:table-row-properties style:row-height="16.5pt" style:use-optimal-row-height="true" fo:break-before="auto"/>
    </style:style>
    <style:style style:name="ro10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5-年齡結構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39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row table:style-name="ro1">
          <table:table-cell office:value-type="string" table:number-columns-spanned="32" table:number-rows-spanned="1" table:style-name="ce1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2"/>
          <table:table-cell table:number-columns-repeated="11" table:style-name="ce3"/>
          <table:table-cell office:value-type="string" table:style-name="ce3">
            <text:p>中 華 民 國 110 年 11 月 底</text:p>
          </table:table-cell>
          <table:table-cell table:number-columns-repeated="15" table:style-name="ce3"/>
          <table:table-cell table:number-columns-repeated="2" table:style-name="ce4"/>
          <table:table-cell office:value-type="string" table:style-name="ce5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6">
            <text:p>區域別</text:p>
          </table:table-cell>
          <table:table-cell office:value-type="string" table:number-columns-spanned="3" table:number-rows-spanned="1" table:style-name="ce7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8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9">
            <text:p>0<text:s/><text:span text:style-name="T2">～</text:span><text:span text:style-name="T4"><text:s/></text:span>6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9">
            <text:p>0<text:s/><text:span text:style-name="T2">～</text:span><text:span text:style-name="T4"><text:s/></text:span>11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9">
            <text:p>0<text:s/><text:span text:style-name="T2">～</text:span><text:span text:style-name="T4"><text:s/></text:span>12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9">
            <text:p>12<text:s/><text:span text:style-name="T2">～</text:span><text:span text:style-name="T4"><text:s/></text:span>17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11">
            <text:p>20<text:span text:style-name="T1">歲以上</text:span></text:p>
          </table:table-cell>
          <table:covered-table-cell table:number-columns-repeated="3"/>
          <table:table-cell office:value-type="string" table:number-columns-spanned="4" table:number-rows-spanned="1" table:style-name="ce10">
            <text:p>65<text:span text:style-name="T2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4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15">
            <text:p>總 <text:s text:c="3"/>計</text:p>
          </table:table-cell>
          <table:table-cell office:value-type="float" office:value="23394787" table:style-name="ce16">
            <text:p>23,394,787</text:p>
          </table:table-cell>
          <table:table-cell office:value-type="float" office:value="11588574" table:style-name="ce16">
            <text:p>11,588,574</text:p>
          </table:table-cell>
          <table:table-cell office:value-type="float" office:value="11806213" table:style-name="ce16">
            <text:p>11,806,213</text:p>
          </table:table-cell>
          <table:table-cell office:value-type="float" office:value="870251" table:style-name="ce16">
            <text:p>870,251</text:p>
          </table:table-cell>
          <table:table-cell office:value-type="float" office:value="450549" table:style-name="ce16">
            <text:p>450,549</text:p>
          </table:table-cell>
          <table:table-cell office:value-type="float" office:value="419702" table:style-name="ce16">
            <text:p>419,702</text:p>
          </table:table-cell>
          <table:table-cell office:value-type="float" office:value="3.7198500674530615" table:style-name="ce17">
            <text:p>3.72</text:p>
          </table:table-cell>
          <table:table-cell office:value-type="float" office:value="1293578" table:style-name="ce16">
            <text:p>1,293,578</text:p>
          </table:table-cell>
          <table:table-cell office:value-type="float" office:value="670327" table:style-name="ce16">
            <text:p>670,327</text:p>
          </table:table-cell>
          <table:table-cell office:value-type="float" office:value="623251" table:style-name="ce16">
            <text:p>623,251</text:p>
          </table:table-cell>
          <table:table-cell office:value-type="float" office:value="5.5293429258407008" table:style-name="ce18">
            <text:p>5.53</text:p>
          </table:table-cell>
          <table:table-cell office:value-type="float" office:value="2299126" table:style-name="ce16">
            <text:p>2,299,126</text:p>
          </table:table-cell>
          <table:table-cell office:value-type="float" office:value="1191858" table:style-name="ce16">
            <text:p>1,191,858</text:p>
          </table:table-cell>
          <table:table-cell office:value-type="float" office:value="1107268" table:style-name="ce16">
            <text:p>1,107,268</text:p>
          </table:table-cell>
          <table:table-cell office:value-type="float" office:value="9.8275141380855491" table:style-name="ce17">
            <text:p>9.83</text:p>
          </table:table-cell>
          <table:table-cell office:value-type="float" office:value="2492989" table:style-name="ce16">
            <text:p>2,492,989</text:p>
          </table:table-cell>
          <table:table-cell office:value-type="float" office:value="1292747" table:style-name="ce16">
            <text:p>1,292,747</text:p>
          </table:table-cell>
          <table:table-cell office:value-type="float" office:value="1200242" table:style-name="ce16">
            <text:p>1,200,242</text:p>
          </table:table-cell>
          <table:table-cell office:value-type="float" office:value="10.656173103862839" table:style-name="ce17">
            <text:p>10.66</text:p>
          </table:table-cell>
          <table:table-cell office:value-type="float" office:value="1224667" table:style-name="ce16">
            <text:p>1,224,667</text:p>
          </table:table-cell>
          <table:table-cell office:value-type="float" office:value="639816" table:style-name="ce16">
            <text:p>639,816</text:p>
          </table:table-cell>
          <table:table-cell office:value-type="float" office:value="584851" table:style-name="ce16">
            <text:p>584,851</text:p>
          </table:table-cell>
          <table:table-cell office:value-type="float" office:value="5.234785852078927" table:style-name="ce17">
            <text:p>5.23</text:p>
          </table:table-cell>
          <table:table-cell office:value-type="float" office:value="19399111" table:style-name="ce16">
            <text:p>19,399,111</text:p>
          </table:table-cell>
          <table:table-cell office:value-type="float" office:value="9510027" table:style-name="ce16">
            <text:p>9,510,027</text:p>
          </table:table-cell>
          <table:table-cell office:value-type="float" office:value="9889084" table:style-name="ce16">
            <text:p>9,889,084</text:p>
          </table:table-cell>
          <table:table-cell office:value-type="float" office:value="82.920656640301956" table:style-name="ce17">
            <text:p>82.92</text:p>
          </table:table-cell>
          <table:table-cell office:value-type="float" office:value="3930003" table:style-name="ce16">
            <text:p>3,930,003</text:p>
          </table:table-cell>
          <table:table-cell office:value-type="float" office:value="1788851" table:style-name="ce16">
            <text:p>1,788,851</text:p>
          </table:table-cell>
          <table:table-cell office:value-type="float" office:value="2141152" table:style-name="ce16">
            <text:p>2,141,152</text:p>
          </table:table-cell>
          <table:table-cell office:value-type="float" office:value="16.798626976172084" table:style-name="ce17">
            <text:p>16.80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新北市</text:p>
          </table:table-cell>
          <table:table-cell office:value-type="float" office:value="4011586" table:style-name="ce20">
            <text:p>4,011,586</text:p>
          </table:table-cell>
          <table:table-cell office:value-type="float" office:value="1958931" table:style-name="ce20">
            <text:p>1,958,931</text:p>
          </table:table-cell>
          <table:table-cell office:value-type="float" office:value="2052655" table:style-name="ce20">
            <text:p>2,052,655</text:p>
          </table:table-cell>
          <table:table-cell office:value-type="float" office:value="140428" table:style-name="ce20">
            <text:p>140,428</text:p>
          </table:table-cell>
          <table:table-cell office:value-type="float" office:value="72476" table:style-name="ce20">
            <text:p>72,476</text:p>
          </table:table-cell>
          <table:table-cell office:value-type="float" office:value="67952" table:style-name="ce20">
            <text:p>67,952</text:p>
          </table:table-cell>
          <table:table-cell office:value-type="float" office:value="3.5005606261463673" table:style-name="ce21">
            <text:p>3.50</text:p>
          </table:table-cell>
          <table:table-cell office:value-type="float" office:value="209851" table:style-name="ce20">
            <text:p>209,851</text:p>
          </table:table-cell>
          <table:table-cell office:value-type="float" office:value="108470" table:style-name="ce20">
            <text:p>108,470</text:p>
          </table:table-cell>
          <table:table-cell office:value-type="float" office:value="101381" table:style-name="ce20">
            <text:p>101,381</text:p>
          </table:table-cell>
          <table:table-cell office:value-type="float" office:value="5.231123052079651" table:style-name="ce22">
            <text:p>5.23</text:p>
          </table:table-cell>
          <table:table-cell office:value-type="float" office:value="376649" table:style-name="ce20">
            <text:p>376,649</text:p>
          </table:table-cell>
          <table:table-cell office:value-type="float" office:value="194746" table:style-name="ce20">
            <text:p>194,746</text:p>
          </table:table-cell>
          <table:table-cell office:value-type="float" office:value="181903" table:style-name="ce20">
            <text:p>181,903</text:p>
          </table:table-cell>
          <table:table-cell office:value-type="float" office:value="9.3890296755447835" table:style-name="ce21">
            <text:p>9.39</text:p>
          </table:table-cell>
          <table:table-cell office:value-type="float" office:value="407965" table:style-name="ce20">
            <text:p>407,965</text:p>
          </table:table-cell>
          <table:table-cell office:value-type="float" office:value="211010" table:style-name="ce20">
            <text:p>211,010</text:p>
          </table:table-cell>
          <table:table-cell office:value-type="float" office:value="196955" table:style-name="ce20">
            <text:p>196,955</text:p>
          </table:table-cell>
          <table:table-cell office:value-type="float" office:value="10.169668555030356" table:style-name="ce21">
            <text:p>10.17</text:p>
          </table:table-cell>
          <table:table-cell office:value-type="float" office:value="199672" table:style-name="ce20">
            <text:p>199,672</text:p>
          </table:table-cell>
          <table:table-cell office:value-type="float" office:value="104308" table:style-name="ce20">
            <text:p>104,308</text:p>
          </table:table-cell>
          <table:table-cell office:value-type="float" office:value="95364" table:style-name="ce20">
            <text:p>95,364</text:p>
          </table:table-cell>
          <table:table-cell office:value-type="float" office:value="4.9773830101112129" table:style-name="ce21">
            <text:p>4.98</text:p>
          </table:table-cell>
          <table:table-cell office:value-type="float" office:value="3358206" table:style-name="ce20">
            <text:p>3,358,206</text:p>
          </table:table-cell>
          <table:table-cell office:value-type="float" office:value="1619468" table:style-name="ce20">
            <text:p>1,619,468</text:p>
          </table:table-cell>
          <table:table-cell office:value-type="float" office:value="1738738" table:style-name="ce20">
            <text:p>1,738,738</text:p>
          </table:table-cell>
          <table:table-cell office:value-type="float" office:value="83.712676233290267" table:style-name="ce21">
            <text:p>83.71</text:p>
          </table:table-cell>
          <table:table-cell office:value-type="float" office:value="648350" table:style-name="ce20">
            <text:p>648,350</text:p>
          </table:table-cell>
          <table:table-cell office:value-type="float" office:value="291423" table:style-name="ce20">
            <text:p>291,423</text:p>
          </table:table-cell>
          <table:table-cell office:value-type="float" office:value="356927" table:style-name="ce20">
            <text:p>356,927</text:p>
          </table:table-cell>
          <table:table-cell office:value-type="float" office:value="16.16193694962541" table:style-name="ce21">
            <text:p>16.16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臺北市</text:p>
          </table:table-cell>
          <table:table-cell office:value-type="float" office:value="2531659" table:style-name="ce20">
            <text:p>2,531,659</text:p>
          </table:table-cell>
          <table:table-cell office:value-type="float" office:value="1205310" table:style-name="ce20">
            <text:p>1,205,310</text:p>
          </table:table-cell>
          <table:table-cell office:value-type="float" office:value="1326349" table:style-name="ce20">
            <text:p>1,326,349</text:p>
          </table:table-cell>
          <table:table-cell office:value-type="float" office:value="99508" table:style-name="ce20">
            <text:p>99,508</text:p>
          </table:table-cell>
          <table:table-cell office:value-type="float" office:value="51329" table:style-name="ce20">
            <text:p>51,329</text:p>
          </table:table-cell>
          <table:table-cell office:value-type="float" office:value="48179" table:style-name="ce20">
            <text:p>48,179</text:p>
          </table:table-cell>
          <table:table-cell office:value-type="float" office:value="3.9305451484579876" table:style-name="ce21">
            <text:p>3.93</text:p>
          </table:table-cell>
          <table:table-cell office:value-type="float" office:value="148739" table:style-name="ce20">
            <text:p>148,739</text:p>
          </table:table-cell>
          <table:table-cell office:value-type="float" office:value="76926" table:style-name="ce20">
            <text:p>76,926</text:p>
          </table:table-cell>
          <table:table-cell office:value-type="float" office:value="71813" table:style-name="ce20">
            <text:p>71,813</text:p>
          </table:table-cell>
          <table:table-cell office:value-type="float" office:value="5.8751593322797424" table:style-name="ce22">
            <text:p>5.88</text:p>
          </table:table-cell>
          <table:table-cell office:value-type="float" office:value="263226" table:style-name="ce20">
            <text:p>263,226</text:p>
          </table:table-cell>
          <table:table-cell office:value-type="float" office:value="136213" table:style-name="ce20">
            <text:p>136,213</text:p>
          </table:table-cell>
          <table:table-cell office:value-type="float" office:value="127013" table:style-name="ce20">
            <text:p>127,013</text:p>
          </table:table-cell>
          <table:table-cell office:value-type="float" office:value="10.397371841942379" table:style-name="ce21">
            <text:p>10.40</text:p>
          </table:table-cell>
          <table:table-cell office:value-type="float" office:value="284870" table:style-name="ce20">
            <text:p>284,870</text:p>
          </table:table-cell>
          <table:table-cell office:value-type="float" office:value="147436" table:style-name="ce20">
            <text:p>147,436</text:p>
          </table:table-cell>
          <table:table-cell office:value-type="float" office:value="137434" table:style-name="ce20">
            <text:p>137,434</text:p>
          </table:table-cell>
          <table:table-cell office:value-type="float" office:value="11.252305306520348" table:style-name="ce21">
            <text:p>11.25</text:p>
          </table:table-cell>
          <table:table-cell office:value-type="float" office:value="124938" table:style-name="ce20">
            <text:p>124,938</text:p>
          </table:table-cell>
          <table:table-cell office:value-type="float" office:value="65176" table:style-name="ce20">
            <text:p>65,176</text:p>
          </table:table-cell>
          <table:table-cell office:value-type="float" office:value="59762" table:style-name="ce20">
            <text:p>59,762</text:p>
          </table:table-cell>
          <table:table-cell office:value-type="float" office:value="4.9350248196933313" table:style-name="ce21">
            <text:p>4.94</text:p>
          </table:table-cell>
          <table:table-cell office:value-type="float" office:value="2101109" table:style-name="ce20">
            <text:p>2,101,109</text:p>
          </table:table-cell>
          <table:table-cell office:value-type="float" office:value="981883" table:style-name="ce20">
            <text:p>981,883</text:p>
          </table:table-cell>
          <table:table-cell office:value-type="float" office:value="1119226" table:style-name="ce20">
            <text:p>1,119,226</text:p>
          </table:table-cell>
          <table:table-cell office:value-type="float" office:value="82.993365220197504" table:style-name="ce21">
            <text:p>82.99</text:p>
          </table:table-cell>
          <table:table-cell office:value-type="float" office:value="504357" table:style-name="ce20">
            <text:p>504,357</text:p>
          </table:table-cell>
          <table:table-cell office:value-type="float" office:value="223606" table:style-name="ce20">
            <text:p>223,606</text:p>
          </table:table-cell>
          <table:table-cell office:value-type="float" office:value="280751" table:style-name="ce20">
            <text:p>280,751</text:p>
          </table:table-cell>
          <table:table-cell office:value-type="float" office:value="19.921995813812206" table:style-name="ce21">
            <text:p>19.92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桃園市</text:p>
          </table:table-cell>
          <table:table-cell office:value-type="float" office:value="2272452" table:style-name="ce20">
            <text:p>2,272,452</text:p>
          </table:table-cell>
          <table:table-cell office:value-type="float" office:value="1125250" table:style-name="ce20">
            <text:p>1,125,250</text:p>
          </table:table-cell>
          <table:table-cell office:value-type="float" office:value="1147202" table:style-name="ce20">
            <text:p>1,147,202</text:p>
          </table:table-cell>
          <table:table-cell office:value-type="float" office:value="104682" table:style-name="ce20">
            <text:p>104,682</text:p>
          </table:table-cell>
          <table:table-cell office:value-type="float" office:value="54222" table:style-name="ce20">
            <text:p>54,222</text:p>
          </table:table-cell>
          <table:table-cell office:value-type="float" office:value="50460" table:style-name="ce20">
            <text:p>50,460</text:p>
          </table:table-cell>
          <table:table-cell office:value-type="float" office:value="4.6065659472675335" table:style-name="ce21">
            <text:p>4.61</text:p>
          </table:table-cell>
          <table:table-cell office:value-type="float" office:value="152175" table:style-name="ce20">
            <text:p>152,175</text:p>
          </table:table-cell>
          <table:table-cell office:value-type="float" office:value="78898" table:style-name="ce20">
            <text:p>78,898</text:p>
          </table:table-cell>
          <table:table-cell office:value-type="float" office:value="73277" table:style-name="ce20">
            <text:p>73,277</text:p>
          </table:table-cell>
          <table:table-cell office:value-type="float" office:value="6.696511081422182" table:style-name="ce22">
            <text:p>6.70</text:p>
          </table:table-cell>
          <table:table-cell office:value-type="float" office:value="262073" table:style-name="ce20">
            <text:p>262,073</text:p>
          </table:table-cell>
          <table:table-cell office:value-type="float" office:value="135950" table:style-name="ce20">
            <text:p>135,950</text:p>
          </table:table-cell>
          <table:table-cell office:value-type="float" office:value="126123" table:style-name="ce20">
            <text:p>126,123</text:p>
          </table:table-cell>
          <table:table-cell office:value-type="float" office:value="11.53260882958144" table:style-name="ce21">
            <text:p>11.53</text:p>
          </table:table-cell>
          <table:table-cell office:value-type="float" office:value="282908" table:style-name="ce20">
            <text:p>282,908</text:p>
          </table:table-cell>
          <table:table-cell office:value-type="float" office:value="146780" table:style-name="ce20">
            <text:p>146,780</text:p>
          </table:table-cell>
          <table:table-cell office:value-type="float" office:value="136128" table:style-name="ce20">
            <text:p>136,128</text:p>
          </table:table-cell>
          <table:table-cell office:value-type="float" office:value="12.449459878580493" table:style-name="ce21">
            <text:p>12.45</text:p>
          </table:table-cell>
          <table:table-cell office:value-type="float" office:value="131505" table:style-name="ce20">
            <text:p>131,505</text:p>
          </table:table-cell>
          <table:table-cell office:value-type="float" office:value="68961" table:style-name="ce20">
            <text:p>68,961</text:p>
          </table:table-cell>
          <table:table-cell office:value-type="float" office:value="62544" table:style-name="ce20">
            <text:p>62,544</text:p>
          </table:table-cell>
          <table:table-cell office:value-type="float" office:value="5.7869209118608449" table:style-name="ce21">
            <text:p>5.79</text:p>
          </table:table-cell>
          <table:table-cell office:value-type="float" office:value="1829117" table:style-name="ce20">
            <text:p>1,829,117</text:p>
          </table:table-cell>
          <table:table-cell office:value-type="float" office:value="894270" table:style-name="ce20">
            <text:p>894,270</text:p>
          </table:table-cell>
          <table:table-cell office:value-type="float" office:value="934847" table:style-name="ce20">
            <text:p>934,847</text:p>
          </table:table-cell>
          <table:table-cell office:value-type="float" office:value="80.490897057451591" table:style-name="ce21">
            <text:p>80.49</text:p>
          </table:table-cell>
          <table:table-cell office:value-type="float" office:value="307897" table:style-name="ce20">
            <text:p>307,897</text:p>
          </table:table-cell>
          <table:table-cell office:value-type="float" office:value="140324" table:style-name="ce20">
            <text:p>140,324</text:p>
          </table:table-cell>
          <table:table-cell office:value-type="float" office:value="167573" table:style-name="ce20">
            <text:p>167,573</text:p>
          </table:table-cell>
          <table:table-cell office:value-type="float" office:value="13.549109068090326" table:style-name="ce21">
            <text:p>13.55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臺中市</text:p>
          </table:table-cell>
          <table:table-cell office:value-type="float" office:value="2814422" table:style-name="ce20">
            <text:p>2,814,422</text:p>
          </table:table-cell>
          <table:table-cell office:value-type="float" office:value="1381575" table:style-name="ce20">
            <text:p>1,381,575</text:p>
          </table:table-cell>
          <table:table-cell office:value-type="float" office:value="1432847" table:style-name="ce20">
            <text:p>1,432,847</text:p>
          </table:table-cell>
          <table:table-cell office:value-type="float" office:value="115538" table:style-name="ce20">
            <text:p>115,538</text:p>
          </table:table-cell>
          <table:table-cell office:value-type="float" office:value="59894" table:style-name="ce20">
            <text:p>59,894</text:p>
          </table:table-cell>
          <table:table-cell office:value-type="float" office:value="55644" table:style-name="ce20">
            <text:p>55,644</text:p>
          </table:table-cell>
          <table:table-cell office:value-type="float" office:value="4.1052123668731983" table:style-name="ce21">
            <text:p>4.11</text:p>
          </table:table-cell>
          <table:table-cell office:value-type="float" office:value="174075" table:style-name="ce20">
            <text:p>174,075</text:p>
          </table:table-cell>
          <table:table-cell office:value-type="float" office:value="90334" table:style-name="ce20">
            <text:p>90,334</text:p>
          </table:table-cell>
          <table:table-cell office:value-type="float" office:value="83741" table:style-name="ce20">
            <text:p>83,741</text:p>
          </table:table-cell>
          <table:table-cell office:value-type="float" office:value="6.1851065689509248" table:style-name="ce22">
            <text:p>6.19</text:p>
          </table:table-cell>
          <table:table-cell office:value-type="float" office:value="308816" table:style-name="ce20">
            <text:p>308,816</text:p>
          </table:table-cell>
          <table:table-cell office:value-type="float" office:value="160252" table:style-name="ce20">
            <text:p>160,252</text:p>
          </table:table-cell>
          <table:table-cell office:value-type="float" office:value="148564" table:style-name="ce20">
            <text:p>148,564</text:p>
          </table:table-cell>
          <table:table-cell office:value-type="float" office:value="10.972625995675134" table:style-name="ce21">
            <text:p>10.97</text:p>
          </table:table-cell>
          <table:table-cell office:value-type="float" office:value="334145" table:style-name="ce20">
            <text:p>334,145</text:p>
          </table:table-cell>
          <table:table-cell office:value-type="float" office:value="173545" table:style-name="ce20">
            <text:p>173,545</text:p>
          </table:table-cell>
          <table:table-cell office:value-type="float" office:value="160600" table:style-name="ce20">
            <text:p>160,600</text:p>
          </table:table-cell>
          <table:table-cell office:value-type="float" office:value="11.872597641718265" table:style-name="ce21">
            <text:p>11.87</text:p>
          </table:table-cell>
          <table:table-cell office:value-type="float" office:value="159642" table:style-name="ce20">
            <text:p>159,642</text:p>
          </table:table-cell>
          <table:table-cell office:value-type="float" office:value="82979" table:style-name="ce20">
            <text:p>82,979</text:p>
          </table:table-cell>
          <table:table-cell office:value-type="float" office:value="76663" table:style-name="ce20">
            <text:p>76,663</text:p>
          </table:table-cell>
          <table:table-cell office:value-type="float" office:value="5.6722836873787941" table:style-name="ce21">
            <text:p>5.67</text:p>
          </table:table-cell>
          <table:table-cell office:value-type="float" office:value="2285823" table:style-name="ce20">
            <text:p>2,285,823</text:p>
          </table:table-cell>
          <table:table-cell office:value-type="float" office:value="1107102" table:style-name="ce20">
            <text:p>1,107,102</text:p>
          </table:table-cell>
          <table:table-cell office:value-type="float" office:value="1178721" table:style-name="ce20">
            <text:p>1,178,721</text:p>
          </table:table-cell>
          <table:table-cell office:value-type="float" office:value="81.218203950935575" table:style-name="ce21">
            <text:p>81.22</text:p>
          </table:table-cell>
          <table:table-cell office:value-type="float" office:value="403325" table:style-name="ce20">
            <text:p>403,325</text:p>
          </table:table-cell>
          <table:table-cell office:value-type="float" office:value="183373" table:style-name="ce20">
            <text:p>183,373</text:p>
          </table:table-cell>
          <table:table-cell office:value-type="float" office:value="219952" table:style-name="ce20">
            <text:p>219,952</text:p>
          </table:table-cell>
          <table:table-cell office:value-type="float" office:value="14.330651195876099" table:style-name="ce21">
            <text:p>14.33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臺南市</text:p>
          </table:table-cell>
          <table:table-cell office:value-type="float" office:value="1863435" table:style-name="ce20">
            <text:p>1,863,435</text:p>
          </table:table-cell>
          <table:table-cell office:value-type="float" office:value="927924" table:style-name="ce20">
            <text:p>927,924</text:p>
          </table:table-cell>
          <table:table-cell office:value-type="float" office:value="935511" table:style-name="ce20">
            <text:p>935,511</text:p>
          </table:table-cell>
          <table:table-cell office:value-type="float" office:value="62456" table:style-name="ce20">
            <text:p>62,456</text:p>
          </table:table-cell>
          <table:table-cell office:value-type="float" office:value="32368" table:style-name="ce20">
            <text:p>32,368</text:p>
          </table:table-cell>
          <table:table-cell office:value-type="float" office:value="30088" table:style-name="ce20">
            <text:p>30,088</text:p>
          </table:table-cell>
          <table:table-cell office:value-type="float" office:value="3.3516597037192062" table:style-name="ce21">
            <text:p>3.35</text:p>
          </table:table-cell>
          <table:table-cell office:value-type="float" office:value="95175" table:style-name="ce20">
            <text:p>95,175</text:p>
          </table:table-cell>
          <table:table-cell office:value-type="float" office:value="49453" table:style-name="ce20">
            <text:p>49,453</text:p>
          </table:table-cell>
          <table:table-cell office:value-type="float" office:value="45722" table:style-name="ce20">
            <text:p>45,722</text:p>
          </table:table-cell>
          <table:table-cell office:value-type="float" office:value="5.1075030789912175" table:style-name="ce22">
            <text:p>5.11</text:p>
          </table:table-cell>
          <table:table-cell office:value-type="float" office:value="172465" table:style-name="ce20">
            <text:p>172,465</text:p>
          </table:table-cell>
          <table:table-cell office:value-type="float" office:value="89525" table:style-name="ce20">
            <text:p>89,525</text:p>
          </table:table-cell>
          <table:table-cell office:value-type="float" office:value="82940" table:style-name="ce20">
            <text:p>82,940</text:p>
          </table:table-cell>
          <table:table-cell office:value-type="float" office:value="9.2552195273782019" table:style-name="ce21">
            <text:p>9.26</text:p>
          </table:table-cell>
          <table:table-cell office:value-type="float" office:value="187664" table:style-name="ce20">
            <text:p>187,664</text:p>
          </table:table-cell>
          <table:table-cell office:value-type="float" office:value="97347" table:style-name="ce20">
            <text:p>97,347</text:p>
          </table:table-cell>
          <table:table-cell office:value-type="float" office:value="90317" table:style-name="ce20">
            <text:p>90,317</text:p>
          </table:table-cell>
          <table:table-cell office:value-type="float" office:value="10.070863754303209" table:style-name="ce21">
            <text:p>10.07</text:p>
          </table:table-cell>
          <table:table-cell office:value-type="float" office:value="93779" table:style-name="ce20">
            <text:p>93,779</text:p>
          </table:table-cell>
          <table:table-cell office:value-type="float" office:value="48705" table:style-name="ce20">
            <text:p>48,705</text:p>
          </table:table-cell>
          <table:table-cell office:value-type="float" office:value="45074" table:style-name="ce20">
            <text:p>45,074</text:p>
          </table:table-cell>
          <table:table-cell office:value-type="float" office:value="5.0325876673991843" table:style-name="ce21">
            <text:p>5.03</text:p>
          </table:table-cell>
          <table:table-cell office:value-type="float" office:value="1562006" table:style-name="ce20">
            <text:p>1,562,006</text:p>
          </table:table-cell>
          <table:table-cell office:value-type="float" office:value="771254" table:style-name="ce20">
            <text:p>771,254</text:p>
          </table:table-cell>
          <table:table-cell office:value-type="float" office:value="790752" table:style-name="ce20">
            <text:p>790,752</text:p>
          </table:table-cell>
          <table:table-cell office:value-type="float" office:value="83.824013179960673" table:style-name="ce21">
            <text:p>83.82</text:p>
          </table:table-cell>
          <table:table-cell office:value-type="float" office:value="321427" table:style-name="ce20">
            <text:p>321,427</text:p>
          </table:table-cell>
          <table:table-cell office:value-type="float" office:value="147694" table:style-name="ce20">
            <text:p>147,694</text:p>
          </table:table-cell>
          <table:table-cell office:value-type="float" office:value="173733" table:style-name="ce20">
            <text:p>173,733</text:p>
          </table:table-cell>
          <table:table-cell office:value-type="float" office:value="17.249166190395691" table:style-name="ce21">
            <text:p>17.25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高雄市</text:p>
          </table:table-cell>
          <table:table-cell office:value-type="float" office:value="2746939" table:style-name="ce20">
            <text:p>2,746,939</text:p>
          </table:table-cell>
          <table:table-cell office:value-type="float" office:value="1353894" table:style-name="ce20">
            <text:p>1,353,894</text:p>
          </table:table-cell>
          <table:table-cell office:value-type="float" office:value="1393045" table:style-name="ce20">
            <text:p>1,393,045</text:p>
          </table:table-cell>
          <table:table-cell office:value-type="float" office:value="96462" table:style-name="ce20">
            <text:p>96,462</text:p>
          </table:table-cell>
          <table:table-cell office:value-type="float" office:value="49955" table:style-name="ce20">
            <text:p>49,955</text:p>
          </table:table-cell>
          <table:table-cell office:value-type="float" office:value="46507" table:style-name="ce20">
            <text:p>46,507</text:p>
          </table:table-cell>
          <table:table-cell office:value-type="float" office:value="3.5116178408038912" table:style-name="ce21">
            <text:p>3.51</text:p>
          </table:table-cell>
          <table:table-cell office:value-type="float" office:value="142224" table:style-name="ce20">
            <text:p>142,224</text:p>
          </table:table-cell>
          <table:table-cell office:value-type="float" office:value="73749" table:style-name="ce20">
            <text:p>73,749</text:p>
          </table:table-cell>
          <table:table-cell office:value-type="float" office:value="68475" table:style-name="ce20">
            <text:p>68,475</text:p>
          </table:table-cell>
          <table:table-cell office:value-type="float" office:value="5.1775448963373414" table:style-name="ce22">
            <text:p>5.18</text:p>
          </table:table-cell>
          <table:table-cell office:value-type="float" office:value="250920" table:style-name="ce20">
            <text:p>250,920</text:p>
          </table:table-cell>
          <table:table-cell office:value-type="float" office:value="130075" table:style-name="ce20">
            <text:p>130,075</text:p>
          </table:table-cell>
          <table:table-cell office:value-type="float" office:value="120845" table:style-name="ce20">
            <text:p>120,845</text:p>
          </table:table-cell>
          <table:table-cell office:value-type="float" office:value="9.1345312000011649" table:style-name="ce21">
            <text:p>9.13</text:p>
          </table:table-cell>
          <table:table-cell office:value-type="float" office:value="272228" table:style-name="ce20">
            <text:p>272,228</text:p>
          </table:table-cell>
          <table:table-cell office:value-type="float" office:value="141086" table:style-name="ce20">
            <text:p>141,086</text:p>
          </table:table-cell>
          <table:table-cell office:value-type="float" office:value="131142" table:style-name="ce20">
            <text:p>131,142</text:p>
          </table:table-cell>
          <table:table-cell office:value-type="float" office:value="9.9102309880197552" table:style-name="ce21">
            <text:p>9.91</text:p>
          </table:table-cell>
          <table:table-cell office:value-type="float" office:value="136659" table:style-name="ce20">
            <text:p>136,659</text:p>
          </table:table-cell>
          <table:table-cell office:value-type="float" office:value="71192" table:style-name="ce20">
            <text:p>71,192</text:p>
          </table:table-cell>
          <table:table-cell office:value-type="float" office:value="65467" table:style-name="ce20">
            <text:p>65,467</text:p>
          </table:table-cell>
          <table:table-cell office:value-type="float" office:value="4.9749557598475977" table:style-name="ce21">
            <text:p>4.97</text:p>
          </table:table-cell>
          <table:table-cell office:value-type="float" office:value="2306199" table:style-name="ce20">
            <text:p>2,306,199</text:p>
          </table:table-cell>
          <table:table-cell office:value-type="float" office:value="1124957" table:style-name="ce20">
            <text:p>1,124,957</text:p>
          </table:table-cell>
          <table:table-cell office:value-type="float" office:value="1181242" table:style-name="ce20">
            <text:p>1,181,242</text:p>
          </table:table-cell>
          <table:table-cell office:value-type="float" office:value="83.955231623272311" table:style-name="ce21">
            <text:p>83.96</text:p>
          </table:table-cell>
          <table:table-cell office:value-type="float" office:value="480216" table:style-name="ce20">
            <text:p>480,216</text:p>
          </table:table-cell>
          <table:table-cell office:value-type="float" office:value="216919" table:style-name="ce20">
            <text:p>216,919</text:p>
          </table:table-cell>
          <table:table-cell office:value-type="float" office:value="263297" table:style-name="ce20">
            <text:p>263,297</text:p>
          </table:table-cell>
          <table:table-cell office:value-type="float" office:value="17.481858898213613" table:style-name="ce21">
            <text:p>17.48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臺灣省</text:p>
          </table:table-cell>
          <table:table-cell office:value-type="float" office:value="6999390" table:style-name="ce20">
            <text:p>6,999,390</text:p>
          </table:table-cell>
          <table:table-cell office:value-type="float" office:value="3557399" table:style-name="ce20">
            <text:p>3,557,399</text:p>
          </table:table-cell>
          <table:table-cell office:value-type="float" office:value="3441991" table:style-name="ce20">
            <text:p>3,441,991</text:p>
          </table:table-cell>
          <table:table-cell office:value-type="float" office:value="246001" table:style-name="ce20">
            <text:p>246,001</text:p>
          </table:table-cell>
          <table:table-cell office:value-type="float" office:value="127626" table:style-name="ce20">
            <text:p>127,626</text:p>
          </table:table-cell>
          <table:table-cell office:value-type="float" office:value="118375" table:style-name="ce20">
            <text:p>118,375</text:p>
          </table:table-cell>
          <table:table-cell office:value-type="float" office:value="3.5146062728323471" table:style-name="ce21">
            <text:p>3.51</text:p>
          </table:table-cell>
          <table:table-cell office:value-type="float" office:value="364320" table:style-name="ce20">
            <text:p>364,320</text:p>
          </table:table-cell>
          <table:table-cell office:value-type="float" office:value="188858" table:style-name="ce20">
            <text:p>188,858</text:p>
          </table:table-cell>
          <table:table-cell office:value-type="float" office:value="175462" table:style-name="ce20">
            <text:p>175,462</text:p>
          </table:table-cell>
          <table:table-cell office:value-type="float" office:value="5.2050250093222408" table:style-name="ce22">
            <text:p>5.21</text:p>
          </table:table-cell>
          <table:table-cell office:value-type="float" office:value="653703" table:style-name="ce20">
            <text:p>653,703</text:p>
          </table:table-cell>
          <table:table-cell office:value-type="float" office:value="339216" table:style-name="ce20">
            <text:p>339,216</text:p>
          </table:table-cell>
          <table:table-cell office:value-type="float" office:value="314487" table:style-name="ce20">
            <text:p>314,487</text:p>
          </table:table-cell>
          <table:table-cell office:value-type="float" office:value="9.3394281501673717" table:style-name="ce21">
            <text:p>9.34</text:p>
          </table:table-cell>
          <table:table-cell office:value-type="float" office:value="711143" table:style-name="ce20">
            <text:p>711,143</text:p>
          </table:table-cell>
          <table:table-cell office:value-type="float" office:value="369247" table:style-name="ce20">
            <text:p>369,247</text:p>
          </table:table-cell>
          <table:table-cell office:value-type="float" office:value="341896" table:style-name="ce20">
            <text:p>341,896</text:p>
          </table:table-cell>
          <table:table-cell office:value-type="float" office:value="10.160071091909439" table:style-name="ce21">
            <text:p>10.16</text:p>
          </table:table-cell>
          <table:table-cell office:value-type="float" office:value="373059" table:style-name="ce20">
            <text:p>373,059</text:p>
          </table:table-cell>
          <table:table-cell office:value-type="float" office:value="195656" table:style-name="ce20">
            <text:p>195,656</text:p>
          </table:table-cell>
          <table:table-cell office:value-type="float" office:value="177403" table:style-name="ce20">
            <text:p>177,403</text:p>
          </table:table-cell>
          <table:table-cell office:value-type="float" office:value="5.3298787465764867" table:style-name="ce21">
            <text:p>5.33</text:p>
          </table:table-cell>
          <table:table-cell office:value-type="float" office:value="5821986" table:style-name="ce20">
            <text:p>5,821,986</text:p>
          </table:table-cell>
          <table:table-cell office:value-type="float" office:value="2943395" table:style-name="ce20">
            <text:p>2,943,395</text:p>
          </table:table-cell>
          <table:table-cell office:value-type="float" office:value="2878591" table:style-name="ce20">
            <text:p>2,878,591</text:p>
          </table:table-cell>
          <table:table-cell office:value-type="float" office:value="83.178476981565538" table:style-name="ce21">
            <text:p>83.18</text:p>
          </table:table-cell>
          <table:table-cell office:value-type="float" office:value="1240931" table:style-name="ce20">
            <text:p>1,240,931</text:p>
          </table:table-cell>
          <table:table-cell office:value-type="float" office:value="574105" table:style-name="ce20">
            <text:p>574,105</text:p>
          </table:table-cell>
          <table:table-cell office:value-type="float" office:value="666826" table:style-name="ce20">
            <text:p>666,826</text:p>
          </table:table-cell>
          <table:table-cell office:value-type="float" office:value="17.72913068138795" table:style-name="ce21">
            <text:p>17.73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宜蘭縣</text:p>
          </table:table-cell>
          <table:table-cell office:value-type="float" office:value="450944" table:style-name="ce24">
            <text:p>450,944</text:p>
          </table:table-cell>
          <table:table-cell office:value-type="float" office:value="227119" table:style-name="ce24">
            <text:p>227,119</text:p>
          </table:table-cell>
          <table:table-cell office:value-type="float" office:value="223825" table:style-name="ce24">
            <text:p>223,825</text:p>
          </table:table-cell>
          <table:table-cell office:value-type="float" office:value="15418" table:style-name="ce24">
            <text:p>15,418</text:p>
          </table:table-cell>
          <table:table-cell office:value-type="float" office:value="7950" table:style-name="ce24">
            <text:p>7,950</text:p>
          </table:table-cell>
          <table:table-cell office:value-type="float" office:value="7468" table:style-name="ce24">
            <text:p>7,468</text:p>
          </table:table-cell>
          <table:table-cell office:value-type="float" office:value="3.419049815498155" table:style-name="ce25">
            <text:p>3.42</text:p>
          </table:table-cell>
          <table:table-cell office:value-type="float" office:value="22867" table:style-name="ce24">
            <text:p>22,867</text:p>
          </table:table-cell>
          <table:table-cell office:value-type="float" office:value="11788" table:style-name="ce24">
            <text:p>11,788</text:p>
          </table:table-cell>
          <table:table-cell office:value-type="float" office:value="11079" table:style-name="ce24">
            <text:p>11,079</text:p>
          </table:table-cell>
          <table:table-cell office:value-type="float" office:value="5.0709178966789672" table:style-name="ce26">
            <text:p>5.07</text:p>
          </table:table-cell>
          <table:table-cell office:value-type="float" office:value="41009" table:style-name="ce24">
            <text:p>41,009</text:p>
          </table:table-cell>
          <table:table-cell office:value-type="float" office:value="21220" table:style-name="ce24">
            <text:p>21,220</text:p>
          </table:table-cell>
          <table:table-cell office:value-type="float" office:value="19789" table:style-name="ce24">
            <text:p>19,789</text:p>
          </table:table-cell>
          <table:table-cell office:value-type="float" office:value="9.0940338489923356" table:style-name="ce25">
            <text:p>9.09</text:p>
          </table:table-cell>
          <table:table-cell office:value-type="float" office:value="44760" table:style-name="ce24">
            <text:p>44,760</text:p>
          </table:table-cell>
          <table:table-cell office:value-type="float" office:value="23185" table:style-name="ce24">
            <text:p>23,185</text:p>
          </table:table-cell>
          <table:table-cell office:value-type="float" office:value="21575" table:style-name="ce24">
            <text:p>21,575</text:p>
          </table:table-cell>
          <table:table-cell office:value-type="float" office:value="9.9258444507521997" table:style-name="ce25">
            <text:p>9.93</text:p>
          </table:table-cell>
          <table:table-cell office:value-type="float" office:value="23325" table:style-name="ce24">
            <text:p>23,325</text:p>
          </table:table-cell>
          <table:table-cell office:value-type="float" office:value="12135" table:style-name="ce24">
            <text:p>12,135</text:p>
          </table:table-cell>
          <table:table-cell office:value-type="float" office:value="11190" table:style-name="ce24">
            <text:p>11,190</text:p>
          </table:table-cell>
          <table:table-cell office:value-type="float" office:value="5.1724826142492191" table:style-name="ce25">
            <text:p>5.17</text:p>
          </table:table-cell>
          <table:table-cell office:value-type="float" office:value="377319" table:style-name="ce24">
            <text:p>377,319</text:p>
          </table:table-cell>
          <table:table-cell office:value-type="float" office:value="188935" table:style-name="ce24">
            <text:p>188,935</text:p>
          </table:table-cell>
          <table:table-cell office:value-type="float" office:value="188384" table:style-name="ce24">
            <text:p>188,384</text:p>
          </table:table-cell>
          <table:table-cell office:value-type="float" office:value="83.673139015044001" table:style-name="ce25">
            <text:p>83.67</text:p>
          </table:table-cell>
          <table:table-cell office:value-type="float" office:value="80862" table:style-name="ce24">
            <text:p>80,862</text:p>
          </table:table-cell>
          <table:table-cell office:value-type="float" office:value="37371" table:style-name="ce24">
            <text:p>37,371</text:p>
          </table:table-cell>
          <table:table-cell office:value-type="float" office:value="43491" table:style-name="ce24">
            <text:p>43,491</text:p>
          </table:table-cell>
          <table:table-cell office:value-type="float" office:value="17.931716576781152" table:style-name="ce25">
            <text:p>17.93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新竹縣</text:p>
          </table:table-cell>
          <table:table-cell office:value-type="float" office:value="575131" table:style-name="ce24">
            <text:p>575,131</text:p>
          </table:table-cell>
          <table:table-cell office:value-type="float" office:value="293565" table:style-name="ce24">
            <text:p>293,565</text:p>
          </table:table-cell>
          <table:table-cell office:value-type="float" office:value="281566" table:style-name="ce24">
            <text:p>281,566</text:p>
          </table:table-cell>
          <table:table-cell office:value-type="float" office:value="27065" table:style-name="ce24">
            <text:p>27,065</text:p>
          </table:table-cell>
          <table:table-cell office:value-type="float" office:value="14027" table:style-name="ce24">
            <text:p>14,027</text:p>
          </table:table-cell>
          <table:table-cell office:value-type="float" office:value="13038" table:style-name="ce24">
            <text:p>13,038</text:p>
          </table:table-cell>
          <table:table-cell office:value-type="float" office:value="4.705884398510948" table:style-name="ce25">
            <text:p>4.71</text:p>
          </table:table-cell>
          <table:table-cell office:value-type="float" office:value="40820" table:style-name="ce24">
            <text:p>40,820</text:p>
          </table:table-cell>
          <table:table-cell office:value-type="float" office:value="21203" table:style-name="ce24">
            <text:p>21,203</text:p>
          </table:table-cell>
          <table:table-cell office:value-type="float" office:value="19617" table:style-name="ce24">
            <text:p>19,617</text:p>
          </table:table-cell>
          <table:table-cell office:value-type="float" office:value="7.097513436069347" table:style-name="ce26">
            <text:p>7.10</text:p>
          </table:table-cell>
          <table:table-cell office:value-type="float" office:value="73259" table:style-name="ce24">
            <text:p>73,259</text:p>
          </table:table-cell>
          <table:table-cell office:value-type="float" office:value="37860" table:style-name="ce24">
            <text:p>37,860</text:p>
          </table:table-cell>
          <table:table-cell office:value-type="float" office:value="35399" table:style-name="ce24">
            <text:p>35,399</text:p>
          </table:table-cell>
          <table:table-cell office:value-type="float" office:value="12.737793650490062" table:style-name="ce25">
            <text:p>12.74</text:p>
          </table:table-cell>
          <table:table-cell office:value-type="float" office:value="79404" table:style-name="ce24">
            <text:p>79,404</text:p>
          </table:table-cell>
          <table:table-cell office:value-type="float" office:value="41104" table:style-name="ce24">
            <text:p>41,104</text:p>
          </table:table-cell>
          <table:table-cell office:value-type="float" office:value="38300" table:style-name="ce24">
            <text:p>38,300</text:p>
          </table:table-cell>
          <table:table-cell office:value-type="float" office:value="13.806245881373114" table:style-name="ce25">
            <text:p>13.81</text:p>
          </table:table-cell>
          <table:table-cell office:value-type="float" office:value="36585" table:style-name="ce24">
            <text:p>36,585</text:p>
          </table:table-cell>
          <table:table-cell office:value-type="float" office:value="19215" table:style-name="ce24">
            <text:p>19,215</text:p>
          </table:table-cell>
          <table:table-cell office:value-type="float" office:value="17370" table:style-name="ce24">
            <text:p>17,370</text:p>
          </table:table-cell>
          <table:table-cell office:value-type="float" office:value="6.3611594575844466" table:style-name="ce25">
            <text:p>6.36</text:p>
          </table:table-cell>
          <table:table-cell office:value-type="float" office:value="452268" table:style-name="ce24">
            <text:p>452,268</text:p>
          </table:table-cell>
          <table:table-cell office:value-type="float" office:value="229619" table:style-name="ce24">
            <text:p>229,619</text:p>
          </table:table-cell>
          <table:table-cell office:value-type="float" office:value="222649" table:style-name="ce24">
            <text:p>222,649</text:p>
          </table:table-cell>
          <table:table-cell office:value-type="float" office:value="78.637388699270247" table:style-name="ce25">
            <text:p>78.64</text:p>
          </table:table-cell>
          <table:table-cell office:value-type="float" office:value="76445" table:style-name="ce24">
            <text:p>76,445</text:p>
          </table:table-cell>
          <table:table-cell office:value-type="float" office:value="36444" table:style-name="ce24">
            <text:p>36,444</text:p>
          </table:table-cell>
          <table:table-cell office:value-type="float" office:value="40001" table:style-name="ce24">
            <text:p>40,001</text:p>
          </table:table-cell>
          <table:table-cell office:value-type="float" office:value="13.291754400301844" table:style-name="ce25">
            <text:p>13.29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苗栗縣</text:p>
          </table:table-cell>
          <table:table-cell office:value-type="float" office:value="538568" table:style-name="ce24">
            <text:p>538,568</text:p>
          </table:table-cell>
          <table:table-cell office:value-type="float" office:value="277597" table:style-name="ce24">
            <text:p>277,597</text:p>
          </table:table-cell>
          <table:table-cell office:value-type="float" office:value="260971" table:style-name="ce24">
            <text:p>260,971</text:p>
          </table:table-cell>
          <table:table-cell office:value-type="float" office:value="16640" table:style-name="ce24">
            <text:p>16,640</text:p>
          </table:table-cell>
          <table:table-cell office:value-type="float" office:value="8579" table:style-name="ce24">
            <text:p>8,579</text:p>
          </table:table-cell>
          <table:table-cell office:value-type="float" office:value="8061" table:style-name="ce24">
            <text:p>8,061</text:p>
          </table:table-cell>
          <table:table-cell office:value-type="float" office:value="3.0896748414313513" table:style-name="ce25">
            <text:p>3.09</text:p>
          </table:table-cell>
          <table:table-cell office:value-type="float" office:value="26354" table:style-name="ce24">
            <text:p>26,354</text:p>
          </table:table-cell>
          <table:table-cell office:value-type="float" office:value="13598" table:style-name="ce24">
            <text:p>13,598</text:p>
          </table:table-cell>
          <table:table-cell office:value-type="float" office:value="12756" table:style-name="ce24">
            <text:p>12,756</text:p>
          </table:table-cell>
          <table:table-cell office:value-type="float" office:value="4.8933468011467447" table:style-name="ce26">
            <text:p>4.89</text:p>
          </table:table-cell>
          <table:table-cell office:value-type="float" office:value="49950" table:style-name="ce24">
            <text:p>49,950</text:p>
          </table:table-cell>
          <table:table-cell office:value-type="float" office:value="25738" table:style-name="ce24">
            <text:p>25,738</text:p>
          </table:table-cell>
          <table:table-cell office:value-type="float" office:value="24212" table:style-name="ce24">
            <text:p>24,212</text:p>
          </table:table-cell>
          <table:table-cell office:value-type="float" office:value="9.2745948515322105" table:style-name="ce25">
            <text:p>9.27</text:p>
          </table:table-cell>
          <table:table-cell office:value-type="float" office:value="54430" table:style-name="ce24">
            <text:p>54,430</text:p>
          </table:table-cell>
          <table:table-cell office:value-type="float" office:value="28075" table:style-name="ce24">
            <text:p>28,075</text:p>
          </table:table-cell>
          <table:table-cell office:value-type="float" office:value="26355" table:style-name="ce24">
            <text:p>26,355</text:p>
          </table:table-cell>
          <table:table-cell office:value-type="float" office:value="10.106430385763728" table:style-name="ce25">
            <text:p>10.11</text:p>
          </table:table-cell>
          <table:table-cell office:value-type="float" office:value="29403" table:style-name="ce24">
            <text:p>29,403</text:p>
          </table:table-cell>
          <table:table-cell office:value-type="float" office:value="15498" table:style-name="ce24">
            <text:p>15,498</text:p>
          </table:table-cell>
          <table:table-cell office:value-type="float" office:value="13905" table:style-name="ce24">
            <text:p>13,905</text:p>
          </table:table-cell>
          <table:table-cell office:value-type="float" office:value="5.4594777261181502" table:style-name="ce25">
            <text:p>5.46</text:p>
          </table:table-cell>
          <table:table-cell office:value-type="float" office:value="447434" table:style-name="ce24">
            <text:p>447,434</text:p>
          </table:table-cell>
          <table:table-cell office:value-type="float" office:value="229986" table:style-name="ce24">
            <text:p>229,986</text:p>
          </table:table-cell>
          <table:table-cell office:value-type="float" office:value="217448" table:style-name="ce24">
            <text:p>217,448</text:p>
          </table:table-cell>
          <table:table-cell office:value-type="float" office:value="83.078459915925194" table:style-name="ce25">
            <text:p>83.08</text:p>
          </table:table-cell>
          <table:table-cell office:value-type="float" office:value="95470" table:style-name="ce24">
            <text:p>95,470</text:p>
          </table:table-cell>
          <table:table-cell office:value-type="float" office:value="45308" table:style-name="ce24">
            <text:p>45,308</text:p>
          </table:table-cell>
          <table:table-cell office:value-type="float" office:value="50162" table:style-name="ce24">
            <text:p>50,162</text:p>
          </table:table-cell>
          <table:table-cell office:value-type="float" office:value="17.726638047563167" table:style-name="ce25">
            <text:p>17.73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彰化縣</text:p>
          </table:table-cell>
          <table:table-cell office:value-type="float" office:value="1256062" table:style-name="ce24">
            <text:p>1,256,062</text:p>
          </table:table-cell>
          <table:table-cell office:value-type="float" office:value="638116" table:style-name="ce24">
            <text:p>638,116</text:p>
          </table:table-cell>
          <table:table-cell office:value-type="float" office:value="617946" table:style-name="ce24">
            <text:p>617,946</text:p>
          </table:table-cell>
          <table:table-cell office:value-type="float" office:value="50672" table:style-name="ce24">
            <text:p>50,672</text:p>
          </table:table-cell>
          <table:table-cell office:value-type="float" office:value="26322" table:style-name="ce24">
            <text:p>26,322</text:p>
          </table:table-cell>
          <table:table-cell office:value-type="float" office:value="24350" table:style-name="ce24">
            <text:p>24,350</text:p>
          </table:table-cell>
          <table:table-cell office:value-type="float" office:value="4.0341957642218294" table:style-name="ce25">
            <text:p>4.03</text:p>
          </table:table-cell>
          <table:table-cell office:value-type="float" office:value="72064" table:style-name="ce24">
            <text:p>72,064</text:p>
          </table:table-cell>
          <table:table-cell office:value-type="float" office:value="37449" table:style-name="ce24">
            <text:p>37,449</text:p>
          </table:table-cell>
          <table:table-cell office:value-type="float" office:value="34615" table:style-name="ce24">
            <text:p>34,615</text:p>
          </table:table-cell>
          <table:table-cell office:value-type="float" office:value="5.7372964073429493" table:style-name="ce26">
            <text:p>5.74</text:p>
          </table:table-cell>
          <table:table-cell office:value-type="float" office:value="123876" table:style-name="ce24">
            <text:p>123,876</text:p>
          </table:table-cell>
          <table:table-cell office:value-type="float" office:value="64379" table:style-name="ce24">
            <text:p>64,379</text:p>
          </table:table-cell>
          <table:table-cell office:value-type="float" office:value="59497" table:style-name="ce24">
            <text:p>59,497</text:p>
          </table:table-cell>
          <table:table-cell office:value-type="float" office:value="9.8622520225912425" table:style-name="ce25">
            <text:p>9.86</text:p>
          </table:table-cell>
          <table:table-cell office:value-type="float" office:value="134242" table:style-name="ce24">
            <text:p>134,242</text:p>
          </table:table-cell>
          <table:table-cell office:value-type="float" office:value="69870" table:style-name="ce24">
            <text:p>69,870</text:p>
          </table:table-cell>
          <table:table-cell office:value-type="float" office:value="64372" table:style-name="ce24">
            <text:p>64,372</text:p>
          </table:table-cell>
          <table:table-cell office:value-type="float" office:value="10.687529755696772" table:style-name="ce25">
            <text:p>10.69</text:p>
          </table:table-cell>
          <table:table-cell office:value-type="float" office:value="68366" table:style-name="ce24">
            <text:p>68,366</text:p>
          </table:table-cell>
          <table:table-cell office:value-type="float" office:value="36079" table:style-name="ce24">
            <text:p>36,079</text:p>
          </table:table-cell>
          <table:table-cell office:value-type="float" office:value="32287" table:style-name="ce24">
            <text:p>32,287</text:p>
          </table:table-cell>
          <table:table-cell office:value-type="float" office:value="5.4428841888378123" table:style-name="ce25">
            <text:p>5.44</text:p>
          </table:table-cell>
          <table:table-cell office:value-type="float" office:value="1035909" table:style-name="ce24">
            <text:p>1,035,909</text:p>
          </table:table-cell>
          <table:table-cell office:value-type="float" office:value="522997" table:style-name="ce24">
            <text:p>522,997</text:p>
          </table:table-cell>
          <table:table-cell office:value-type="float" office:value="512912" table:style-name="ce24">
            <text:p>512,912</text:p>
          </table:table-cell>
          <table:table-cell office:value-type="float" office:value="82.472760102606401" table:style-name="ce25">
            <text:p>82.47</text:p>
          </table:table-cell>
          <table:table-cell office:value-type="float" office:value="217927" table:style-name="ce24">
            <text:p>217,927</text:p>
          </table:table-cell>
          <table:table-cell office:value-type="float" office:value="100748" table:style-name="ce24">
            <text:p>100,748</text:p>
          </table:table-cell>
          <table:table-cell office:value-type="float" office:value="117179" table:style-name="ce24">
            <text:p>117,179</text:p>
          </table:table-cell>
          <table:table-cell office:value-type="float" office:value="17.350019346178772" table:style-name="ce25">
            <text:p>17.35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南投縣</text:p>
          </table:table-cell>
          <table:table-cell office:value-type="float" office:value="485479" table:style-name="ce24">
            <text:p>485,479</text:p>
          </table:table-cell>
          <table:table-cell office:value-type="float" office:value="248004" table:style-name="ce24">
            <text:p>248,004</text:p>
          </table:table-cell>
          <table:table-cell office:value-type="float" office:value="237475" table:style-name="ce24">
            <text:p>237,475</text:p>
          </table:table-cell>
          <table:table-cell office:value-type="float" office:value="14840" table:style-name="ce24">
            <text:p>14,840</text:p>
          </table:table-cell>
          <table:table-cell office:value-type="float" office:value="7791" table:style-name="ce24">
            <text:p>7,791</text:p>
          </table:table-cell>
          <table:table-cell office:value-type="float" office:value="7049" table:style-name="ce24">
            <text:p>7,049</text:p>
          </table:table-cell>
          <table:table-cell office:value-type="float" office:value="3.056774855349047" table:style-name="ce25">
            <text:p>3.06</text:p>
          </table:table-cell>
          <table:table-cell office:value-type="float" office:value="21870" table:style-name="ce24">
            <text:p>21,870</text:p>
          </table:table-cell>
          <table:table-cell office:value-type="float" office:value="11420" table:style-name="ce24">
            <text:p>11,420</text:p>
          </table:table-cell>
          <table:table-cell office:value-type="float" office:value="10450" table:style-name="ce24">
            <text:p>10,450</text:p>
          </table:table-cell>
          <table:table-cell office:value-type="float" office:value="4.5048292511107579" table:style-name="ce26">
            <text:p>4.50</text:p>
          </table:table-cell>
          <table:table-cell office:value-type="float" office:value="39810" table:style-name="ce24">
            <text:p>39,810</text:p>
          </table:table-cell>
          <table:table-cell office:value-type="float" office:value="20763" table:style-name="ce24">
            <text:p>20,763</text:p>
          </table:table-cell>
          <table:table-cell office:value-type="float" office:value="19047" table:style-name="ce24">
            <text:p>19,047</text:p>
          </table:table-cell>
          <table:table-cell office:value-type="float" office:value="8.2001487191001043" table:style-name="ce25">
            <text:p>8.20</text:p>
          </table:table-cell>
          <table:table-cell office:value-type="float" office:value="43361" table:style-name="ce24">
            <text:p>43,361</text:p>
          </table:table-cell>
          <table:table-cell office:value-type="float" office:value="22604" table:style-name="ce24">
            <text:p>22,604</text:p>
          </table:table-cell>
          <table:table-cell office:value-type="float" office:value="20757" table:style-name="ce24">
            <text:p>20,757</text:p>
          </table:table-cell>
          <table:table-cell office:value-type="float" office:value="8.9315912737729128" table:style-name="ce25">
            <text:p>8.93</text:p>
          </table:table-cell>
          <table:table-cell office:value-type="float" office:value="24334" table:style-name="ce24">
            <text:p>24,334</text:p>
          </table:table-cell>
          <table:table-cell office:value-type="float" office:value="12612" table:style-name="ce24">
            <text:p>12,612</text:p>
          </table:table-cell>
          <table:table-cell office:value-type="float" office:value="11722" table:style-name="ce24">
            <text:p>11,722</text:p>
          </table:table-cell>
          <table:table-cell office:value-type="float" office:value="5.0123692270932416" table:style-name="ce25">
            <text:p>5.01</text:p>
          </table:table-cell>
          <table:table-cell office:value-type="float" office:value="411141" table:style-name="ce24">
            <text:p>411,141</text:p>
          </table:table-cell>
          <table:table-cell office:value-type="float" office:value="209327" table:style-name="ce24">
            <text:p>209,327</text:p>
          </table:table-cell>
          <table:table-cell office:value-type="float" office:value="201814" table:style-name="ce24">
            <text:p>201,814</text:p>
          </table:table-cell>
          <table:table-cell office:value-type="float" office:value="84.687700188885614" table:style-name="ce25">
            <text:p>84.69</text:p>
          </table:table-cell>
          <table:table-cell office:value-type="float" office:value="94110" table:style-name="ce24">
            <text:p>94,110</text:p>
          </table:table-cell>
          <table:table-cell office:value-type="float" office:value="44287" table:style-name="ce24">
            <text:p>44,287</text:p>
          </table:table-cell>
          <table:table-cell office:value-type="float" office:value="49823" table:style-name="ce24">
            <text:p>49,823</text:p>
          </table:table-cell>
          <table:table-cell office:value-type="float" office:value="19.384978546960838" table:style-name="ce25">
            <text:p>19.38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雲林縣</text:p>
          </table:table-cell>
          <table:table-cell office:value-type="float" office:value="670664" table:style-name="ce24">
            <text:p>670,664</text:p>
          </table:table-cell>
          <table:table-cell office:value-type="float" office:value="346693" table:style-name="ce24">
            <text:p>346,693</text:p>
          </table:table-cell>
          <table:table-cell office:value-type="float" office:value="323971" table:style-name="ce24">
            <text:p>323,971</text:p>
          </table:table-cell>
          <table:table-cell office:value-type="float" office:value="20854" table:style-name="ce24">
            <text:p>20,854</text:p>
          </table:table-cell>
          <table:table-cell office:value-type="float" office:value="10802" table:style-name="ce24">
            <text:p>10,802</text:p>
          </table:table-cell>
          <table:table-cell office:value-type="float" office:value="10052" table:style-name="ce24">
            <text:p>10,052</text:p>
          </table:table-cell>
          <table:table-cell office:value-type="float" office:value="3.1094557036012072" table:style-name="ce25">
            <text:p>3.11</text:p>
          </table:table-cell>
          <table:table-cell office:value-type="float" office:value="30604" table:style-name="ce24">
            <text:p>30,604</text:p>
          </table:table-cell>
          <table:table-cell office:value-type="float" office:value="15762" table:style-name="ce24">
            <text:p>15,762</text:p>
          </table:table-cell>
          <table:table-cell office:value-type="float" office:value="14842" table:style-name="ce24">
            <text:p>14,842</text:p>
          </table:table-cell>
          <table:table-cell office:value-type="float" office:value="4.5632388200350693" table:style-name="ce26">
            <text:p>4.56</text:p>
          </table:table-cell>
          <table:table-cell office:value-type="float" office:value="55787" table:style-name="ce24">
            <text:p>55,787</text:p>
          </table:table-cell>
          <table:table-cell office:value-type="float" office:value="28874" table:style-name="ce24">
            <text:p>28,874</text:p>
          </table:table-cell>
          <table:table-cell office:value-type="float" office:value="26913" table:style-name="ce24">
            <text:p>26,913</text:p>
          </table:table-cell>
          <table:table-cell office:value-type="float" office:value="8.3181742273329107" table:style-name="ce25">
            <text:p>8.32</text:p>
          </table:table-cell>
          <table:table-cell office:value-type="float" office:value="61090" table:style-name="ce24">
            <text:p>61,090</text:p>
          </table:table-cell>
          <table:table-cell office:value-type="float" office:value="31635" table:style-name="ce24">
            <text:p>31,635</text:p>
          </table:table-cell>
          <table:table-cell office:value-type="float" office:value="29455" table:style-name="ce24">
            <text:p>29,455</text:p>
          </table:table-cell>
          <table:table-cell office:value-type="float" office:value="9.1088831367122722" table:style-name="ce25">
            <text:p>9.11</text:p>
          </table:table-cell>
          <table:table-cell office:value-type="float" office:value="35751" table:style-name="ce24">
            <text:p>35,751</text:p>
          </table:table-cell>
          <table:table-cell office:value-type="float" office:value="18735" table:style-name="ce24">
            <text:p>18,735</text:p>
          </table:table-cell>
          <table:table-cell office:value-type="float" office:value="17016" table:style-name="ce24">
            <text:p>17,016</text:p>
          </table:table-cell>
          <table:table-cell office:value-type="float" office:value="5.3306871995514893" table:style-name="ce25">
            <text:p>5.33</text:p>
          </table:table-cell>
          <table:table-cell office:value-type="float" office:value="564343" table:style-name="ce24">
            <text:p>564,343</text:p>
          </table:table-cell>
          <table:table-cell office:value-type="float" office:value="291358" table:style-name="ce24">
            <text:p>291,358</text:p>
          </table:table-cell>
          <table:table-cell office:value-type="float" office:value="272985" table:style-name="ce24">
            <text:p>272,985</text:p>
          </table:table-cell>
          <table:table-cell office:value-type="float" office:value="84.146905156680546" table:style-name="ce25">
            <text:p>84.15</text:p>
          </table:table-cell>
          <table:table-cell office:value-type="float" office:value="131933" table:style-name="ce24">
            <text:p>131,933</text:p>
          </table:table-cell>
          <table:table-cell office:value-type="float" office:value="60732" table:style-name="ce24">
            <text:p>60,732</text:p>
          </table:table-cell>
          <table:table-cell office:value-type="float" office:value="71201" table:style-name="ce24">
            <text:p>71,201</text:p>
          </table:table-cell>
          <table:table-cell office:value-type="float" office:value="19.671996707740387" table:style-name="ce25">
            <text:p>19.67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嘉義縣</text:p>
          </table:table-cell>
          <table:table-cell office:value-type="float" office:value="493855" table:style-name="ce24">
            <text:p>493,855</text:p>
          </table:table-cell>
          <table:table-cell office:value-type="float" office:value="256147" table:style-name="ce24">
            <text:p>256,147</text:p>
          </table:table-cell>
          <table:table-cell office:value-type="float" office:value="237708" table:style-name="ce24">
            <text:p>237,708</text:p>
          </table:table-cell>
          <table:table-cell office:value-type="float" office:value="13090" table:style-name="ce24">
            <text:p>13,090</text:p>
          </table:table-cell>
          <table:table-cell office:value-type="float" office:value="6675" table:style-name="ce24">
            <text:p>6,675</text:p>
          </table:table-cell>
          <table:table-cell office:value-type="float" office:value="6415" table:style-name="ce24">
            <text:p>6,415</text:p>
          </table:table-cell>
          <table:table-cell office:value-type="float" office:value="2.6505755738020267" table:style-name="ce25">
            <text:p>2.65</text:p>
          </table:table-cell>
          <table:table-cell office:value-type="float" office:value="18802" table:style-name="ce24">
            <text:p>18,802</text:p>
          </table:table-cell>
          <table:table-cell office:value-type="float" office:value="9670" table:style-name="ce24">
            <text:p>9,670</text:p>
          </table:table-cell>
          <table:table-cell office:value-type="float" office:value="9132" table:style-name="ce24">
            <text:p>9,132</text:p>
          </table:table-cell>
          <table:table-cell office:value-type="float" office:value="3.8071903696429112" table:style-name="ce26">
            <text:p>3.81</text:p>
          </table:table-cell>
          <table:table-cell office:value-type="float" office:value="33482" table:style-name="ce24">
            <text:p>33,482</text:p>
          </table:table-cell>
          <table:table-cell office:value-type="float" office:value="17304" table:style-name="ce24">
            <text:p>17,304</text:p>
          </table:table-cell>
          <table:table-cell office:value-type="float" office:value="16178" table:style-name="ce24">
            <text:p>16,178</text:p>
          </table:table-cell>
          <table:table-cell office:value-type="float" office:value="6.7797227931275375" table:style-name="ce25">
            <text:p>6.78</text:p>
          </table:table-cell>
          <table:table-cell office:value-type="float" office:value="36527" table:style-name="ce24">
            <text:p>36,527</text:p>
          </table:table-cell>
          <table:table-cell office:value-type="float" office:value="18918" table:style-name="ce24">
            <text:p>18,918</text:p>
          </table:table-cell>
          <table:table-cell office:value-type="float" office:value="17609" table:style-name="ce24">
            <text:p>17,609</text:p>
          </table:table-cell>
          <table:table-cell office:value-type="float" office:value="7.3963005335574206" table:style-name="ce25">
            <text:p>7.40</text:p>
          </table:table-cell>
          <table:table-cell office:value-type="float" office:value="22645" table:style-name="ce24">
            <text:p>22,645</text:p>
          </table:table-cell>
          <table:table-cell office:value-type="float" office:value="11909" table:style-name="ce24">
            <text:p>11,909</text:p>
          </table:table-cell>
          <table:table-cell office:value-type="float" office:value="10736" table:style-name="ce24">
            <text:p>10,736</text:p>
          </table:table-cell>
          <table:table-cell office:value-type="float" office:value="4.5853540006682127" table:style-name="ce25">
            <text:p>4.59</text:p>
          </table:table-cell>
          <table:table-cell office:value-type="float" office:value="427126" table:style-name="ce24">
            <text:p>427,126</text:p>
          </table:table-cell>
          <table:table-cell office:value-type="float" office:value="221372" table:style-name="ce24">
            <text:p>221,372</text:p>
          </table:table-cell>
          <table:table-cell office:value-type="float" office:value="205754" table:style-name="ce24">
            <text:p>205,754</text:p>
          </table:table-cell>
          <table:table-cell office:value-type="float" office:value="86.488139231150839" table:style-name="ce25">
            <text:p>86.49</text:p>
          </table:table-cell>
          <table:table-cell office:value-type="float" office:value="103932" table:style-name="ce24">
            <text:p>103,932</text:p>
          </table:table-cell>
          <table:table-cell office:value-type="float" office:value="48460" table:style-name="ce24">
            <text:p>48,460</text:p>
          </table:table-cell>
          <table:table-cell office:value-type="float" office:value="55472" table:style-name="ce24">
            <text:p>55,472</text:p>
          </table:table-cell>
          <table:table-cell office:value-type="float" office:value="21.045043585667859" table:style-name="ce25">
            <text:p>21.05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屏東縣</text:p>
          </table:table-cell>
          <table:table-cell office:value-type="float" office:value="805177" table:style-name="ce24">
            <text:p>805,177</text:p>
          </table:table-cell>
          <table:table-cell office:value-type="float" office:value="410017" table:style-name="ce24">
            <text:p>410,017</text:p>
          </table:table-cell>
          <table:table-cell office:value-type="float" office:value="395160" table:style-name="ce24">
            <text:p>395,160</text:p>
          </table:table-cell>
          <table:table-cell office:value-type="float" office:value="24065" table:style-name="ce24">
            <text:p>24,065</text:p>
          </table:table-cell>
          <table:table-cell office:value-type="float" office:value="12496" table:style-name="ce24">
            <text:p>12,496</text:p>
          </table:table-cell>
          <table:table-cell office:value-type="float" office:value="11569" table:style-name="ce24">
            <text:p>11,569</text:p>
          </table:table-cell>
          <table:table-cell office:value-type="float" office:value="2.9887838326231373" table:style-name="ce25">
            <text:p>2.99</text:p>
          </table:table-cell>
          <table:table-cell office:value-type="float" office:value="35700" table:style-name="ce24">
            <text:p>35,700</text:p>
          </table:table-cell>
          <table:table-cell office:value-type="float" office:value="18595" table:style-name="ce24">
            <text:p>18,595</text:p>
          </table:table-cell>
          <table:table-cell office:value-type="float" office:value="17105" table:style-name="ce24">
            <text:p>17,105</text:p>
          </table:table-cell>
          <table:table-cell office:value-type="float" office:value="4.4338077217804281" table:style-name="ce26">
            <text:p>4.43</text:p>
          </table:table-cell>
          <table:table-cell office:value-type="float" office:value="64364" table:style-name="ce24">
            <text:p>64,364</text:p>
          </table:table-cell>
          <table:table-cell office:value-type="float" office:value="33538" table:style-name="ce24">
            <text:p>33,538</text:p>
          </table:table-cell>
          <table:table-cell office:value-type="float" office:value="30826" table:style-name="ce24">
            <text:p>30,826</text:p>
          </table:table-cell>
          <table:table-cell office:value-type="float" office:value="7.993770313856456" table:style-name="ce25">
            <text:p>7.99</text:p>
          </table:table-cell>
          <table:table-cell office:value-type="float" office:value="70062" table:style-name="ce24">
            <text:p>70,062</text:p>
          </table:table-cell>
          <table:table-cell office:value-type="float" office:value="36487" table:style-name="ce24">
            <text:p>36,487</text:p>
          </table:table-cell>
          <table:table-cell office:value-type="float" office:value="33575" table:style-name="ce24">
            <text:p>33,575</text:p>
          </table:table-cell>
          <table:table-cell office:value-type="float" office:value="8.7014408012151367" table:style-name="ce25">
            <text:p>8.70</text:p>
          </table:table-cell>
          <table:table-cell office:value-type="float" office:value="38594" table:style-name="ce24">
            <text:p>38,594</text:p>
          </table:table-cell>
          <table:table-cell office:value-type="float" office:value="20212" table:style-name="ce24">
            <text:p>20,212</text:p>
          </table:table-cell>
          <table:table-cell office:value-type="float" office:value="18382" table:style-name="ce24">
            <text:p>18,382</text:p>
          </table:table-cell>
          <table:table-cell office:value-type="float" office:value="4.793231798722517" table:style-name="ce25">
            <text:p>4.79</text:p>
          </table:table-cell>
          <table:table-cell office:value-type="float" office:value="685679" table:style-name="ce24">
            <text:p>685,679</text:p>
          </table:table-cell>
          <table:table-cell office:value-type="float" office:value="347710" table:style-name="ce24">
            <text:p>347,710</text:p>
          </table:table-cell>
          <table:table-cell office:value-type="float" office:value="337969" table:style-name="ce24">
            <text:p>337,969</text:p>
          </table:table-cell>
          <table:table-cell office:value-type="float" office:value="85.158791172624163" table:style-name="ce25">
            <text:p>85.16</text:p>
          </table:table-cell>
          <table:table-cell office:value-type="float" office:value="150819" table:style-name="ce24">
            <text:p>150,819</text:p>
          </table:table-cell>
          <table:table-cell office:value-type="float" office:value="70335" table:style-name="ce24">
            <text:p>70,335</text:p>
          </table:table-cell>
          <table:table-cell office:value-type="float" office:value="80484" table:style-name="ce24">
            <text:p>80,484</text:p>
          </table:table-cell>
          <table:table-cell office:value-type="float" office:value="18.731160974543485" table:style-name="ce25">
            <text:p>18.73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臺東縣</text:p>
          </table:table-cell>
          <table:table-cell office:value-type="float" office:value="213534" table:style-name="ce24">
            <text:p>213,534</text:p>
          </table:table-cell>
          <table:table-cell office:value-type="float" office:value="109585" table:style-name="ce24">
            <text:p>109,585</text:p>
          </table:table-cell>
          <table:table-cell office:value-type="float" office:value="103949" table:style-name="ce24">
            <text:p>103,949</text:p>
          </table:table-cell>
          <table:table-cell office:value-type="float" office:value="7151" table:style-name="ce24">
            <text:p>7,151</text:p>
          </table:table-cell>
          <table:table-cell office:value-type="float" office:value="3761" table:style-name="ce24">
            <text:p>3,761</text:p>
          </table:table-cell>
          <table:table-cell office:value-type="float" office:value="3390" table:style-name="ce24">
            <text:p>3,390</text:p>
          </table:table-cell>
          <table:table-cell office:value-type="float" office:value="3.3488812086131485" table:style-name="ce25">
            <text:p>3.35</text:p>
          </table:table-cell>
          <table:table-cell office:value-type="float" office:value="10417" table:style-name="ce24">
            <text:p>10,417</text:p>
          </table:table-cell>
          <table:table-cell office:value-type="float" office:value="5428" table:style-name="ce24">
            <text:p>5,428</text:p>
          </table:table-cell>
          <table:table-cell office:value-type="float" office:value="4989" table:style-name="ce24">
            <text:p>4,989</text:p>
          </table:table-cell>
          <table:table-cell office:value-type="float" office:value="4.8783800237901218" table:style-name="ce26">
            <text:p>4.88</text:p>
          </table:table-cell>
          <table:table-cell office:value-type="float" office:value="18711" table:style-name="ce24">
            <text:p>18,711</text:p>
          </table:table-cell>
          <table:table-cell office:value-type="float" office:value="9787" table:style-name="ce24">
            <text:p>9,787</text:p>
          </table:table-cell>
          <table:table-cell office:value-type="float" office:value="8924" table:style-name="ce24">
            <text:p>8,924</text:p>
          </table:table-cell>
          <table:table-cell office:value-type="float" office:value="8.7625389867655734" table:style-name="ce25">
            <text:p>8.76</text:p>
          </table:table-cell>
          <table:table-cell office:value-type="float" office:value="20343" table:style-name="ce24">
            <text:p>20,343</text:p>
          </table:table-cell>
          <table:table-cell office:value-type="float" office:value="10658" table:style-name="ce24">
            <text:p>10,658</text:p>
          </table:table-cell>
          <table:table-cell office:value-type="float" office:value="9685" table:style-name="ce24">
            <text:p>9,685</text:p>
          </table:table-cell>
          <table:table-cell office:value-type="float" office:value="9.5268200848576807" table:style-name="ce25">
            <text:p>9.53</text:p>
          </table:table-cell>
          <table:table-cell office:value-type="float" office:value="11134" table:style-name="ce24">
            <text:p>11,134</text:p>
          </table:table-cell>
          <table:table-cell office:value-type="float" office:value="5908" table:style-name="ce24">
            <text:p>5,908</text:p>
          </table:table-cell>
          <table:table-cell office:value-type="float" office:value="5226" table:style-name="ce24">
            <text:p>5,226</text:p>
          </table:table-cell>
          <table:table-cell office:value-type="float" office:value="5.2141579326945591" table:style-name="ce25">
            <text:p>5.21</text:p>
          </table:table-cell>
          <table:table-cell office:value-type="float" office:value="179109" table:style-name="ce24">
            <text:p>179,109</text:p>
          </table:table-cell>
          <table:table-cell office:value-type="float" office:value="91529" table:style-name="ce24">
            <text:p>91,529</text:p>
          </table:table-cell>
          <table:table-cell office:value-type="float" office:value="87580" table:style-name="ce24">
            <text:p>87,580</text:p>
          </table:table-cell>
          <table:table-cell office:value-type="float" office:value="83.878445587119614" table:style-name="ce25">
            <text:p>83.88</text:p>
          </table:table-cell>
          <table:table-cell office:value-type="float" office:value="38651" table:style-name="ce24">
            <text:p>38,651</text:p>
          </table:table-cell>
          <table:table-cell office:value-type="float" office:value="17503" table:style-name="ce24">
            <text:p>17,503</text:p>
          </table:table-cell>
          <table:table-cell office:value-type="float" office:value="21148" table:style-name="ce24">
            <text:p>21,148</text:p>
          </table:table-cell>
          <table:table-cell office:value-type="float" office:value="18.100630344582129" table:style-name="ce25">
            <text:p>18.10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花蓮縣</text:p>
          </table:table-cell>
          <table:table-cell office:value-type="float" office:value="321697" table:style-name="ce24">
            <text:p>321,697</text:p>
          </table:table-cell>
          <table:table-cell office:value-type="float" office:value="162592" table:style-name="ce24">
            <text:p>162,592</text:p>
          </table:table-cell>
          <table:table-cell office:value-type="float" office:value="159105" table:style-name="ce24">
            <text:p>159,105</text:p>
          </table:table-cell>
          <table:table-cell office:value-type="float" office:value="11286" table:style-name="ce24">
            <text:p>11,286</text:p>
          </table:table-cell>
          <table:table-cell office:value-type="float" office:value="5875" table:style-name="ce24">
            <text:p>5,875</text:p>
          </table:table-cell>
          <table:table-cell office:value-type="float" office:value="5411" table:style-name="ce24">
            <text:p>5,411</text:p>
          </table:table-cell>
          <table:table-cell office:value-type="float" office:value="3.5082702045713821" table:style-name="ce25">
            <text:p>3.51</text:p>
          </table:table-cell>
          <table:table-cell office:value-type="float" office:value="16672" table:style-name="ce24">
            <text:p>16,672</text:p>
          </table:table-cell>
          <table:table-cell office:value-type="float" office:value="8669" table:style-name="ce24">
            <text:p>8,669</text:p>
          </table:table-cell>
          <table:table-cell office:value-type="float" office:value="8003" table:style-name="ce24">
            <text:p>8,003</text:p>
          </table:table-cell>
          <table:table-cell office:value-type="float" office:value="5.1825164673590365" table:style-name="ce26">
            <text:p>5.18</text:p>
          </table:table-cell>
          <table:table-cell office:value-type="float" office:value="29396" table:style-name="ce24">
            <text:p>29,396</text:p>
          </table:table-cell>
          <table:table-cell office:value-type="float" office:value="15387" table:style-name="ce24">
            <text:p>15,387</text:p>
          </table:table-cell>
          <table:table-cell office:value-type="float" office:value="14009" table:style-name="ce24">
            <text:p>14,009</text:p>
          </table:table-cell>
          <table:table-cell office:value-type="float" office:value="9.1377911513007586" table:style-name="ce25">
            <text:p>9.14</text:p>
          </table:table-cell>
          <table:table-cell office:value-type="float" office:value="31929" table:style-name="ce24">
            <text:p>31,929</text:p>
          </table:table-cell>
          <table:table-cell office:value-type="float" office:value="16708" table:style-name="ce24">
            <text:p>16,708</text:p>
          </table:table-cell>
          <table:table-cell office:value-type="float" office:value="15221" table:style-name="ce24">
            <text:p>15,221</text:p>
          </table:table-cell>
          <table:table-cell office:value-type="float" office:value="9.9251780402055338" table:style-name="ce25">
            <text:p>9.93</text:p>
          </table:table-cell>
          <table:table-cell office:value-type="float" office:value="16397" table:style-name="ce24">
            <text:p>16,397</text:p>
          </table:table-cell>
          <table:table-cell office:value-type="float" office:value="8592" table:style-name="ce24">
            <text:p>8,592</text:p>
          </table:table-cell>
          <table:table-cell office:value-type="float" office:value="7805" table:style-name="ce24">
            <text:p>7,805</text:p>
          </table:table-cell>
          <table:table-cell office:value-type="float" office:value="5.0970323005809819" table:style-name="ce25">
            <text:p>5.10</text:p>
          </table:table-cell>
          <table:table-cell office:value-type="float" office:value="269311" table:style-name="ce24">
            <text:p>269,311</text:p>
          </table:table-cell>
          <table:table-cell office:value-type="float" office:value="135126" table:style-name="ce24">
            <text:p>135,126</text:p>
          </table:table-cell>
          <table:table-cell office:value-type="float" office:value="134185" table:style-name="ce24">
            <text:p>134,185</text:p>
          </table:table-cell>
          <table:table-cell office:value-type="float" office:value="83.715732506053826" table:style-name="ce25">
            <text:p>83.72</text:p>
          </table:table-cell>
          <table:table-cell office:value-type="float" office:value="58682" table:style-name="ce24">
            <text:p>58,682</text:p>
          </table:table-cell>
          <table:table-cell office:value-type="float" office:value="26976" table:style-name="ce24">
            <text:p>26,976</text:p>
          </table:table-cell>
          <table:table-cell office:value-type="float" office:value="31706" table:style-name="ce24">
            <text:p>31,706</text:p>
          </table:table-cell>
          <table:table-cell office:value-type="float" office:value="18.241388635890292" table:style-name="ce25">
            <text:p>18.24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澎湖縣</text:p>
          </table:table-cell>
          <table:table-cell office:value-type="float" office:value="106310" table:style-name="ce24">
            <text:p>106,310</text:p>
          </table:table-cell>
          <table:table-cell office:value-type="float" office:value="54733" table:style-name="ce24">
            <text:p>54,733</text:p>
          </table:table-cell>
          <table:table-cell office:value-type="float" office:value="51577" table:style-name="ce24">
            <text:p>51,577</text:p>
          </table:table-cell>
          <table:table-cell office:value-type="float" office:value="4244" table:style-name="ce24">
            <text:p>4,244</text:p>
          </table:table-cell>
          <table:table-cell office:value-type="float" office:value="2234" table:style-name="ce24">
            <text:p>2,234</text:p>
          </table:table-cell>
          <table:table-cell office:value-type="float" office:value="2010" table:style-name="ce24">
            <text:p>2,010</text:p>
          </table:table-cell>
          <table:table-cell office:value-type="float" office:value="3.9920985796256234" table:style-name="ce25">
            <text:p>3.99</text:p>
          </table:table-cell>
          <table:table-cell office:value-type="float" office:value="5649" table:style-name="ce24">
            <text:p>5,649</text:p>
          </table:table-cell>
          <table:table-cell office:value-type="float" office:value="2981" table:style-name="ce24">
            <text:p>2,981</text:p>
          </table:table-cell>
          <table:table-cell office:value-type="float" office:value="2668" table:style-name="ce24">
            <text:p>2,668</text:p>
          </table:table-cell>
          <table:table-cell office:value-type="float" office:value="5.3137052017684132" table:style-name="ce26">
            <text:p>5.31</text:p>
          </table:table-cell>
          <table:table-cell office:value-type="float" office:value="8835" table:style-name="ce24">
            <text:p>8,835</text:p>
          </table:table-cell>
          <table:table-cell office:value-type="float" office:value="4659" table:style-name="ce24">
            <text:p>4,659</text:p>
          </table:table-cell>
          <table:table-cell office:value-type="float" office:value="4176" table:style-name="ce24">
            <text:p>4,176</text:p>
          </table:table-cell>
          <table:table-cell office:value-type="float" office:value="8.3106010723356221" table:style-name="ce25">
            <text:p>8.31</text:p>
          </table:table-cell>
          <table:table-cell office:value-type="float" office:value="9435" table:style-name="ce24">
            <text:p>9,435</text:p>
          </table:table-cell>
          <table:table-cell office:value-type="float" office:value="4959" table:style-name="ce24">
            <text:p>4,959</text:p>
          </table:table-cell>
          <table:table-cell office:value-type="float" office:value="4476" table:style-name="ce24">
            <text:p>4,476</text:p>
          </table:table-cell>
          <table:table-cell office:value-type="float" office:value="8.8749882419339663" table:style-name="ce25">
            <text:p>8.87</text:p>
          </table:table-cell>
          <table:table-cell office:value-type="float" office:value="4335" table:style-name="ce24">
            <text:p>4,335</text:p>
          </table:table-cell>
          <table:table-cell office:value-type="float" office:value="2233" table:style-name="ce24">
            <text:p>2,233</text:p>
          </table:table-cell>
          <table:table-cell office:value-type="float" office:value="2102" table:style-name="ce24">
            <text:p>2,102</text:p>
          </table:table-cell>
          <table:table-cell office:value-type="float" office:value="4.0776973003480395" table:style-name="ce25">
            <text:p>4.08</text:p>
          </table:table-cell>
          <table:table-cell office:value-type="float" office:value="90471" table:style-name="ce24">
            <text:p>90,471</text:p>
          </table:table-cell>
          <table:table-cell office:value-type="float" office:value="46375" table:style-name="ce24">
            <text:p>46,375</text:p>
          </table:table-cell>
          <table:table-cell office:value-type="float" office:value="44096" table:style-name="ce24">
            <text:p>44,096</text:p>
          </table:table-cell>
          <table:table-cell office:value-type="float" office:value="85.101119367886369" table:style-name="ce25">
            <text:p>85.10</text:p>
          </table:table-cell>
          <table:table-cell office:value-type="float" office:value="18779" table:style-name="ce24">
            <text:p>18,779</text:p>
          </table:table-cell>
          <table:table-cell office:value-type="float" office:value="8772" table:style-name="ce24">
            <text:p>8,772</text:p>
          </table:table-cell>
          <table:table-cell office:value-type="float" office:value="10007" table:style-name="ce24">
            <text:p>10,007</text:p>
          </table:table-cell>
          <table:table-cell office:value-type="float" office:value="17.664377763145517" table:style-name="ce25">
            <text:p>17.66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基隆市</text:p>
          </table:table-cell>
          <table:table-cell office:value-type="float" office:value="364350" table:style-name="ce24">
            <text:p>364,350</text:p>
          </table:table-cell>
          <table:table-cell office:value-type="float" office:value="181671" table:style-name="ce24">
            <text:p>181,671</text:p>
          </table:table-cell>
          <table:table-cell office:value-type="float" office:value="182679" table:style-name="ce24">
            <text:p>182,679</text:p>
          </table:table-cell>
          <table:table-cell office:value-type="float" office:value="10185" table:style-name="ce24">
            <text:p>10,185</text:p>
          </table:table-cell>
          <table:table-cell office:value-type="float" office:value="5278" table:style-name="ce24">
            <text:p>5,278</text:p>
          </table:table-cell>
          <table:table-cell office:value-type="float" office:value="4907" table:style-name="ce24">
            <text:p>4,907</text:p>
          </table:table-cell>
          <table:table-cell office:value-type="float" office:value="2.7953890489913547" table:style-name="ce25">
            <text:p>2.80</text:p>
          </table:table-cell>
          <table:table-cell office:value-type="float" office:value="15589" table:style-name="ce24">
            <text:p>15,589</text:p>
          </table:table-cell>
          <table:table-cell office:value-type="float" office:value="8079" table:style-name="ce24">
            <text:p>8,079</text:p>
          </table:table-cell>
          <table:table-cell office:value-type="float" office:value="7510" table:style-name="ce24">
            <text:p>7,510</text:p>
          </table:table-cell>
          <table:table-cell office:value-type="float" office:value="4.2785782901056679" table:style-name="ce26">
            <text:p>4.28</text:p>
          </table:table-cell>
          <table:table-cell office:value-type="float" office:value="28455" table:style-name="ce24">
            <text:p>28,455</text:p>
          </table:table-cell>
          <table:table-cell office:value-type="float" office:value="14677" table:style-name="ce24">
            <text:p>14,677</text:p>
          </table:table-cell>
          <table:table-cell office:value-type="float" office:value="13778" table:style-name="ce24">
            <text:p>13,778</text:p>
          </table:table-cell>
          <table:table-cell office:value-type="float" office:value="7.8097982708933715" table:style-name="ce25">
            <text:p>7.81</text:p>
          </table:table-cell>
          <table:table-cell office:value-type="float" office:value="31061" table:style-name="ce24">
            <text:p>31,061</text:p>
          </table:table-cell>
          <table:table-cell office:value-type="float" office:value="15994" table:style-name="ce24">
            <text:p>15,994</text:p>
          </table:table-cell>
          <table:table-cell office:value-type="float" office:value="15067" table:style-name="ce24">
            <text:p>15,067</text:p>
          </table:table-cell>
          <table:table-cell office:value-type="float" office:value="8.5250445999725528" table:style-name="ce25">
            <text:p>8.53</text:p>
          </table:table-cell>
          <table:table-cell office:value-type="float" office:value="16957" table:style-name="ce24">
            <text:p>16,957</text:p>
          </table:table-cell>
          <table:table-cell office:value-type="float" office:value="8833" table:style-name="ce24">
            <text:p>8,833</text:p>
          </table:table-cell>
          <table:table-cell office:value-type="float" office:value="8124" table:style-name="ce24">
            <text:p>8,124</text:p>
          </table:table-cell>
          <table:table-cell office:value-type="float" office:value="4.6540414436668041" table:style-name="ce25">
            <text:p>4.65</text:p>
          </table:table-cell>
          <table:table-cell office:value-type="float" office:value="312107" table:style-name="ce24">
            <text:p>312,107</text:p>
          </table:table-cell>
          <table:table-cell office:value-type="float" office:value="154535" table:style-name="ce24">
            <text:p>154,535</text:p>
          </table:table-cell>
          <table:table-cell office:value-type="float" office:value="157572" table:style-name="ce24">
            <text:p>157,572</text:p>
          </table:table-cell>
          <table:table-cell office:value-type="float" office:value="85.661314669960191" table:style-name="ce25">
            <text:p>85.66</text:p>
          </table:table-cell>
          <table:table-cell office:value-type="float" office:value="67012" table:style-name="ce24">
            <text:p>67,012</text:p>
          </table:table-cell>
          <table:table-cell office:value-type="float" office:value="30254" table:style-name="ce24">
            <text:p>30,254</text:p>
          </table:table-cell>
          <table:table-cell office:value-type="float" office:value="36758" table:style-name="ce24">
            <text:p>36,758</text:p>
          </table:table-cell>
          <table:table-cell office:value-type="float" office:value="18.392205297104432" table:style-name="ce25">
            <text:p>18.39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新竹市</text:p>
          </table:table-cell>
          <table:table-cell office:value-type="float" office:value="452665" table:style-name="ce24">
            <text:p>452,665</text:p>
          </table:table-cell>
          <table:table-cell office:value-type="float" office:value="223581" table:style-name="ce24">
            <text:p>223,581</text:p>
          </table:table-cell>
          <table:table-cell office:value-type="float" office:value="229084" table:style-name="ce24">
            <text:p>229,084</text:p>
          </table:table-cell>
          <table:table-cell office:value-type="float" office:value="21429" table:style-name="ce24">
            <text:p>21,429</text:p>
          </table:table-cell>
          <table:table-cell office:value-type="float" office:value="11095" table:style-name="ce24">
            <text:p>11,095</text:p>
          </table:table-cell>
          <table:table-cell office:value-type="float" office:value="10334" table:style-name="ce24">
            <text:p>10,334</text:p>
          </table:table-cell>
          <table:table-cell office:value-type="float" office:value="4.7339644107673449" table:style-name="ce25">
            <text:p>4.73</text:p>
          </table:table-cell>
          <table:table-cell office:value-type="float" office:value="32755" table:style-name="ce24">
            <text:p>32,755</text:p>
          </table:table-cell>
          <table:table-cell office:value-type="float" office:value="16921" table:style-name="ce24">
            <text:p>16,921</text:p>
          </table:table-cell>
          <table:table-cell office:value-type="float" office:value="15834" table:style-name="ce24">
            <text:p>15,834</text:p>
          </table:table-cell>
          <table:table-cell office:value-type="float" office:value="7.2360354787756949" table:style-name="ce26">
            <text:p>7.24</text:p>
          </table:table-cell>
          <table:table-cell office:value-type="float" office:value="60152" table:style-name="ce24">
            <text:p>60,152</text:p>
          </table:table-cell>
          <table:table-cell office:value-type="float" office:value="31169" table:style-name="ce24">
            <text:p>31,169</text:p>
          </table:table-cell>
          <table:table-cell office:value-type="float" office:value="28983" table:style-name="ce24">
            <text:p>28,983</text:p>
          </table:table-cell>
          <table:table-cell office:value-type="float" office:value="13.288414169418886" table:style-name="ce25">
            <text:p>13.29</text:p>
          </table:table-cell>
          <table:table-cell office:value-type="float" office:value="65342" table:style-name="ce24">
            <text:p>65,342</text:p>
          </table:table-cell>
          <table:table-cell office:value-type="float" office:value="33880" table:style-name="ce24">
            <text:p>33,880</text:p>
          </table:table-cell>
          <table:table-cell office:value-type="float" office:value="31462" table:style-name="ce24">
            <text:p>31,462</text:p>
          </table:table-cell>
          <table:table-cell office:value-type="float" office:value="14.434957418841748" table:style-name="ce25">
            <text:p>14.43</text:p>
          </table:table-cell>
          <table:table-cell office:value-type="float" office:value="29451" table:style-name="ce24">
            <text:p>29,451</text:p>
          </table:table-cell>
          <table:table-cell office:value-type="float" office:value="15437" table:style-name="ce24">
            <text:p>15,437</text:p>
          </table:table-cell>
          <table:table-cell office:value-type="float" office:value="14014" table:style-name="ce24">
            <text:p>14,014</text:p>
          </table:table-cell>
          <table:table-cell office:value-type="float" office:value="6.5061358841527399" table:style-name="ce25">
            <text:p>6.51</text:p>
          </table:table-cell>
          <table:table-cell office:value-type="float" office:value="353170" table:style-name="ce24">
            <text:p>353,170</text:p>
          </table:table-cell>
          <table:table-cell office:value-type="float" office:value="171776" table:style-name="ce24">
            <text:p>171,776</text:p>
          </table:table-cell>
          <table:table-cell office:value-type="float" office:value="181394" table:style-name="ce24">
            <text:p>181,394</text:p>
          </table:table-cell>
          <table:table-cell office:value-type="float" office:value="78.020169440977327" table:style-name="ce25">
            <text:p>78.02</text:p>
          </table:table-cell>
          <table:table-cell office:value-type="float" office:value="61407" table:style-name="ce24">
            <text:p>61,407</text:p>
          </table:table-cell>
          <table:table-cell office:value-type="float" office:value="27168" table:style-name="ce24">
            <text:p>27,168</text:p>
          </table:table-cell>
          <table:table-cell office:value-type="float" office:value="34239" table:style-name="ce24">
            <text:p>34,239</text:p>
          </table:table-cell>
          <table:table-cell office:value-type="float" office:value="13.565661140136745" table:style-name="ce25">
            <text:p>13.57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嘉義市</text:p>
          </table:table-cell>
          <table:table-cell office:value-type="float" office:value="264954" table:style-name="ce24">
            <text:p>264,954</text:p>
          </table:table-cell>
          <table:table-cell office:value-type="float" office:value="127979" table:style-name="ce24">
            <text:p>127,979</text:p>
          </table:table-cell>
          <table:table-cell office:value-type="float" office:value="136975" table:style-name="ce24">
            <text:p>136,975</text:p>
          </table:table-cell>
          <table:table-cell office:value-type="float" office:value="9062" table:style-name="ce24">
            <text:p>9,062</text:p>
          </table:table-cell>
          <table:table-cell office:value-type="float" office:value="4741" table:style-name="ce24">
            <text:p>4,741</text:p>
          </table:table-cell>
          <table:table-cell office:value-type="float" office:value="4321" table:style-name="ce24">
            <text:p>4,321</text:p>
          </table:table-cell>
          <table:table-cell office:value-type="float" office:value="3.4202163394400542" table:style-name="ce25">
            <text:p>3.42</text:p>
          </table:table-cell>
          <table:table-cell office:value-type="float" office:value="14157" table:style-name="ce24">
            <text:p>14,157</text:p>
          </table:table-cell>
          <table:table-cell office:value-type="float" office:value="7295" table:style-name="ce24">
            <text:p>7,295</text:p>
          </table:table-cell>
          <table:table-cell office:value-type="float" office:value="6862" table:style-name="ce24">
            <text:p>6,862</text:p>
          </table:table-cell>
          <table:table-cell office:value-type="float" office:value="5.3431916483616027" table:style-name="ce26">
            <text:p>5.34</text:p>
          </table:table-cell>
          <table:table-cell office:value-type="float" office:value="26617" table:style-name="ce24">
            <text:p>26,617</text:p>
          </table:table-cell>
          <table:table-cell office:value-type="float" office:value="13861" table:style-name="ce24">
            <text:p>13,861</text:p>
          </table:table-cell>
          <table:table-cell office:value-type="float" office:value="12756" table:style-name="ce24">
            <text:p>12,756</text:p>
          </table:table-cell>
          <table:table-cell office:value-type="float" office:value="10.045894759090256" table:style-name="ce25">
            <text:p>10.05</text:p>
          </table:table-cell>
          <table:table-cell office:value-type="float" office:value="29157" table:style-name="ce24">
            <text:p>29,157</text:p>
          </table:table-cell>
          <table:table-cell office:value-type="float" office:value="15170" table:style-name="ce24">
            <text:p>15,170</text:p>
          </table:table-cell>
          <table:table-cell office:value-type="float" office:value="13987" table:style-name="ce24">
            <text:p>13,987</text:p>
          </table:table-cell>
          <table:table-cell office:value-type="float" office:value="11.004551733508459" table:style-name="ce25">
            <text:p>11.00</text:p>
          </table:table-cell>
          <table:table-cell office:value-type="float" office:value="15782" table:style-name="ce24">
            <text:p>15,782</text:p>
          </table:table-cell>
          <table:table-cell office:value-type="float" office:value="8258" table:style-name="ce24">
            <text:p>8,258</text:p>
          </table:table-cell>
          <table:table-cell office:value-type="float" office:value="7524" table:style-name="ce24">
            <text:p>7,524</text:p>
          </table:table-cell>
          <table:table-cell office:value-type="float" office:value="5.9565056575858453" table:style-name="ce25">
            <text:p>5.96</text:p>
          </table:table-cell>
          <table:table-cell office:value-type="float" office:value="216599" table:style-name="ce24">
            <text:p>216,599</text:p>
          </table:table-cell>
          <table:table-cell office:value-type="float" office:value="102750" table:style-name="ce24">
            <text:p>102,750</text:p>
          </table:table-cell>
          <table:table-cell office:value-type="float" office:value="113849" table:style-name="ce24">
            <text:p>113,849</text:p>
          </table:table-cell>
          <table:table-cell office:value-type="float" office:value="81.749662205514923" table:style-name="ce25">
            <text:p>81.75</text:p>
          </table:table-cell>
          <table:table-cell office:value-type="float" office:value="44902" table:style-name="ce24">
            <text:p>44,902</text:p>
          </table:table-cell>
          <table:table-cell office:value-type="float" office:value="19747" table:style-name="ce24">
            <text:p>19,747</text:p>
          </table:table-cell>
          <table:table-cell office:value-type="float" office:value="25155" table:style-name="ce24">
            <text:p>25,155</text:p>
          </table:table-cell>
          <table:table-cell office:value-type="float" office:value="16.947092702884277" table:style-name="ce25">
            <text:p>16.95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福建省</text:p>
          </table:table-cell>
          <table:table-cell office:value-type="float" office:value="154904" table:style-name="ce20">
            <text:p>154,904</text:p>
          </table:table-cell>
          <table:table-cell office:value-type="float" office:value="78291" table:style-name="ce20">
            <text:p>78,291</text:p>
          </table:table-cell>
          <table:table-cell office:value-type="float" office:value="76613" table:style-name="ce20">
            <text:p>76,613</text:p>
          </table:table-cell>
          <table:table-cell office:value-type="float" office:value="5176" table:style-name="ce20">
            <text:p>5,176</text:p>
          </table:table-cell>
          <table:table-cell office:value-type="float" office:value="2679" table:style-name="ce20">
            <text:p>2,679</text:p>
          </table:table-cell>
          <table:table-cell office:value-type="float" office:value="2497" table:style-name="ce20">
            <text:p>2,497</text:p>
          </table:table-cell>
          <table:table-cell office:value-type="float" office:value="3.3414243660589786" table:style-name="ce21">
            <text:p>3.34</text:p>
          </table:table-cell>
          <table:table-cell office:value-type="float" office:value="7019" table:style-name="ce20">
            <text:p>7,019</text:p>
          </table:table-cell>
          <table:table-cell office:value-type="float" office:value="3639" table:style-name="ce20">
            <text:p>3,639</text:p>
          </table:table-cell>
          <table:table-cell office:value-type="float" office:value="3380" table:style-name="ce20">
            <text:p>3,380</text:p>
          </table:table-cell>
          <table:table-cell office:value-type="float" office:value="4.5311935134018491" table:style-name="ce22">
            <text:p>4.53</text:p>
          </table:table-cell>
          <table:table-cell office:value-type="float" office:value="11274" table:style-name="ce20">
            <text:p>11,274</text:p>
          </table:table-cell>
          <table:table-cell office:value-type="float" office:value="5881" table:style-name="ce20">
            <text:p>5,881</text:p>
          </table:table-cell>
          <table:table-cell office:value-type="float" office:value="5393" table:style-name="ce20">
            <text:p>5,393</text:p>
          </table:table-cell>
          <table:table-cell office:value-type="float" office:value="7.2780560863502552" table:style-name="ce21">
            <text:p>7.28</text:p>
          </table:table-cell>
          <table:table-cell office:value-type="float" office:value="12066" table:style-name="ce20">
            <text:p>12,066</text:p>
          </table:table-cell>
          <table:table-cell office:value-type="float" office:value="6296" table:style-name="ce20">
            <text:p>6,296</text:p>
          </table:table-cell>
          <table:table-cell office:value-type="float" office:value="5770" table:style-name="ce20">
            <text:p>5,770</text:p>
          </table:table-cell>
          <table:table-cell office:value-type="float" office:value="7.7893404947580427" table:style-name="ce21">
            <text:p>7.79</text:p>
          </table:table-cell>
          <table:table-cell office:value-type="float" office:value="5413" table:style-name="ce20">
            <text:p>5,413</text:p>
          </table:table-cell>
          <table:table-cell office:value-type="float" office:value="2839" table:style-name="ce20">
            <text:p>2,839</text:p>
          </table:table-cell>
          <table:table-cell office:value-type="float" office:value="2574" table:style-name="ce20">
            <text:p>2,574</text:p>
          </table:table-cell>
          <table:table-cell office:value-type="float" office:value="3.4944223519082787" table:style-name="ce21">
            <text:p>3.49</text:p>
          </table:table-cell>
          <table:table-cell office:value-type="float" office:value="134665" table:style-name="ce20">
            <text:p>134,665</text:p>
          </table:table-cell>
          <table:table-cell office:value-type="float" office:value="67698" table:style-name="ce20">
            <text:p>67,698</text:p>
          </table:table-cell>
          <table:table-cell office:value-type="float" office:value="66967" table:style-name="ce20">
            <text:p>66,967</text:p>
          </table:table-cell>
          <table:table-cell office:value-type="float" office:value="86.934488457367138" table:style-name="ce21">
            <text:p>86.93</text:p>
          </table:table-cell>
          <table:table-cell office:value-type="float" office:value="23500" table:style-name="ce20">
            <text:p>23,500</text:p>
          </table:table-cell>
          <table:table-cell office:value-type="float" office:value="11407" table:style-name="ce20">
            <text:p>11,407</text:p>
          </table:table-cell>
          <table:table-cell office:value-type="float" office:value="12093" table:style-name="ce20">
            <text:p>12,093</text:p>
          </table:table-cell>
          <table:table-cell office:value-type="float" office:value="15.17068636058462" table:style-name="ce21">
            <text:p>15.17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金門縣</text:p>
          </table:table-cell>
          <table:table-cell office:value-type="float" office:value="141327" table:style-name="ce24">
            <text:p>141,327</text:p>
          </table:table-cell>
          <table:table-cell office:value-type="float" office:value="70425" table:style-name="ce24">
            <text:p>70,425</text:p>
          </table:table-cell>
          <table:table-cell office:value-type="float" office:value="70902" table:style-name="ce24">
            <text:p>70,902</text:p>
          </table:table-cell>
          <table:table-cell office:value-type="float" office:value="4614" table:style-name="ce24">
            <text:p>4,614</text:p>
          </table:table-cell>
          <table:table-cell office:value-type="float" office:value="2373" table:style-name="ce24">
            <text:p>2,373</text:p>
          </table:table-cell>
          <table:table-cell office:value-type="float" office:value="2241" table:style-name="ce24">
            <text:p>2,241</text:p>
          </table:table-cell>
          <table:table-cell office:value-type="float" office:value="3.2647689401175994" table:style-name="ce25">
            <text:p>3.26</text:p>
          </table:table-cell>
          <table:table-cell office:value-type="float" office:value="6261" table:style-name="ce24">
            <text:p>6,261</text:p>
          </table:table-cell>
          <table:table-cell office:value-type="float" office:value="3227" table:style-name="ce24">
            <text:p>3,227</text:p>
          </table:table-cell>
          <table:table-cell office:value-type="float" office:value="3034" table:style-name="ce24">
            <text:p>3,034</text:p>
          </table:table-cell>
          <table:table-cell office:value-type="float" office:value="4.4301513511218662" table:style-name="ce26">
            <text:p>4.43</text:p>
          </table:table-cell>
          <table:table-cell office:value-type="float" office:value="10071" table:style-name="ce24">
            <text:p>10,071</text:p>
          </table:table-cell>
          <table:table-cell office:value-type="float" office:value="5237" table:style-name="ce24">
            <text:p>5,237</text:p>
          </table:table-cell>
          <table:table-cell office:value-type="float" office:value="4834" table:style-name="ce24">
            <text:p>4,834</text:p>
          </table:table-cell>
          <table:table-cell office:value-type="float" office:value="7.1260268738457615" table:style-name="ce25">
            <text:p>7.13</text:p>
          </table:table-cell>
          <table:table-cell office:value-type="float" office:value="10772" table:style-name="ce24">
            <text:p>10,772</text:p>
          </table:table-cell>
          <table:table-cell office:value-type="float" office:value="5600" table:style-name="ce24">
            <text:p>5,600</text:p>
          </table:table-cell>
          <table:table-cell office:value-type="float" office:value="5172" table:style-name="ce24">
            <text:p>5,172</text:p>
          </table:table-cell>
          <table:table-cell office:value-type="float" office:value="7.6220396668718644" table:style-name="ce25">
            <text:p>7.62</text:p>
          </table:table-cell>
          <table:table-cell office:value-type="float" office:value="4886" table:style-name="ce24">
            <text:p>4,886</text:p>
          </table:table-cell>
          <table:table-cell office:value-type="float" office:value="2554" table:style-name="ce24">
            <text:p>2,554</text:p>
          </table:table-cell>
          <table:table-cell office:value-type="float" office:value="2332" table:style-name="ce24">
            <text:p>2,332</text:p>
          </table:table-cell>
          <table:table-cell office:value-type="float" office:value="3.4572303947582559" table:style-name="ce25">
            <text:p>3.46</text:p>
          </table:table-cell>
          <table:table-cell office:value-type="float" office:value="123097" table:style-name="ce24">
            <text:p>123,097</text:p>
          </table:table-cell>
          <table:table-cell office:value-type="float" office:value="60915" table:style-name="ce24">
            <text:p>60,915</text:p>
          </table:table-cell>
          <table:table-cell office:value-type="float" office:value="62182" table:style-name="ce24">
            <text:p>62,182</text:p>
          </table:table-cell>
          <table:table-cell office:value-type="float" office:value="87.100837065811902" table:style-name="ce25">
            <text:p>87.10</text:p>
          </table:table-cell>
          <table:table-cell office:value-type="float" office:value="21699" table:style-name="ce24">
            <text:p>21,699</text:p>
          </table:table-cell>
          <table:table-cell office:value-type="float" office:value="10428" table:style-name="ce24">
            <text:p>10,428</text:p>
          </table:table-cell>
          <table:table-cell office:value-type="float" office:value="11271" table:style-name="ce24">
            <text:p>11,271</text:p>
          </table:table-cell>
          <table:table-cell office:value-type="float" office:value="15.353754059733809" table:style-name="ce25">
            <text:p>15.35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連江縣</text:p>
          </table:table-cell>
          <table:table-cell office:value-type="float" office:value="13577" table:style-name="ce24">
            <text:p>13,577</text:p>
          </table:table-cell>
          <table:table-cell office:value-type="float" office:value="7866" table:style-name="ce24">
            <text:p>7,866</text:p>
          </table:table-cell>
          <table:table-cell office:value-type="float" office:value="5711" table:style-name="ce24">
            <text:p>5,711</text:p>
          </table:table-cell>
          <table:table-cell office:value-type="float" office:value="562" table:style-name="ce24">
            <text:p>562</text:p>
          </table:table-cell>
          <table:table-cell office:value-type="float" office:value="306" table:style-name="ce24">
            <text:p>306</text:p>
          </table:table-cell>
          <table:table-cell office:value-type="float" office:value="256" table:style-name="ce24">
            <text:p>256</text:p>
          </table:table-cell>
          <table:table-cell office:value-type="float" office:value="4.1393533181115121" table:style-name="ce25">
            <text:p>4.14</text:p>
          </table:table-cell>
          <table:table-cell office:value-type="float" office:value="758" table:style-name="ce24">
            <text:p>758</text:p>
          </table:table-cell>
          <table:table-cell office:value-type="float" office:value="412" table:style-name="ce24">
            <text:p>412</text:p>
          </table:table-cell>
          <table:table-cell office:value-type="float" office:value="346" table:style-name="ce24">
            <text:p>346</text:p>
          </table:table-cell>
          <table:table-cell office:value-type="float" office:value="5.58297120129631" table:style-name="ce26">
            <text:p>5.58</text:p>
          </table:table-cell>
          <table:table-cell office:value-type="float" office:value="1203" table:style-name="ce24">
            <text:p>1,203</text:p>
          </table:table-cell>
          <table:table-cell office:value-type="float" office:value="644" table:style-name="ce24">
            <text:p>644</text:p>
          </table:table-cell>
          <table:table-cell office:value-type="float" office:value="559" table:style-name="ce24">
            <text:p>559</text:p>
          </table:table-cell>
          <table:table-cell office:value-type="float" office:value="8.8605730279148567" table:style-name="ce25">
            <text:p>8.86</text:p>
          </table:table-cell>
          <table:table-cell office:value-type="float" office:value="1294" table:style-name="ce24">
            <text:p>1,294</text:p>
          </table:table-cell>
          <table:table-cell office:value-type="float" office:value="696" table:style-name="ce24">
            <text:p>696</text:p>
          </table:table-cell>
          <table:table-cell office:value-type="float" office:value="598" table:style-name="ce24">
            <text:p>598</text:p>
          </table:table-cell>
          <table:table-cell office:value-type="float" office:value="9.5308241879649405" table:style-name="ce25">
            <text:p>9.53</text:p>
          </table:table-cell>
          <table:table-cell office:value-type="float" office:value="527" table:style-name="ce24">
            <text:p>527</text:p>
          </table:table-cell>
          <table:table-cell office:value-type="float" office:value="285" table:style-name="ce24">
            <text:p>285</text:p>
          </table:table-cell>
          <table:table-cell office:value-type="float" office:value="242" table:style-name="ce24">
            <text:p>242</text:p>
          </table:table-cell>
          <table:table-cell office:value-type="float" office:value="3.8815644103999412" table:style-name="ce25">
            <text:p>3.88</text:p>
          </table:table-cell>
          <table:table-cell office:value-type="float" office:value="11568" table:style-name="ce24">
            <text:p>11,568</text:p>
          </table:table-cell>
          <table:table-cell office:value-type="float" office:value="6783" table:style-name="ce24">
            <text:p>6,783</text:p>
          </table:table-cell>
          <table:table-cell office:value-type="float" office:value="4785" table:style-name="ce24">
            <text:p>4,785</text:p>
          </table:table-cell>
          <table:table-cell office:value-type="float" office:value="85.202916697355818" table:style-name="ce25">
            <text:p>85.20</text:p>
          </table:table-cell>
          <table:table-cell office:value-type="float" office:value="1801" table:style-name="ce24">
            <text:p>1,801</text:p>
          </table:table-cell>
          <table:table-cell office:value-type="float" office:value="979" table:style-name="ce24">
            <text:p>979</text:p>
          </table:table-cell>
          <table:table-cell office:value-type="float" office:value="822" table:style-name="ce24">
            <text:p>822</text:p>
          </table:table-cell>
          <table:table-cell office:value-type="float" office:value="13.265080651101128" table:style-name="ce25">
            <text:p>13.27</text:p>
          </table:table-cell>
          <table:table-cell table:number-columns-repeated="16352" table:style-name="ce27"/>
        </table:table-row>
        <table:table-row table:style-name="ro8">
          <table:table-cell table:style-name="ce28"/>
          <table:table-cell table:style-name="ce29"/>
          <table:table-cell table:number-columns-repeated="2" table:style-name="ce30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2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number-columns-repeated="16352"/>
        </table:table-row>
        <table:table-row table:style-name="ro9">
          <table:table-cell office:value-type="string" table:style-name="ce33">
            <text:p>說明：本表各年齡結構指標項目係屬部分統計，各年齡指標欄位合計數不等於總人口數。</text:p>
          </table:table-cell>
          <table:table-cell table:number-columns-repeated="6" table:style-name="ce34"/>
          <table:table-cell table:number-columns-repeated="17" table:style-name="ce35"/>
          <table:table-cell table:number-columns-repeated="3" table:style-name="ce36"/>
          <table:table-cell table:number-columns-repeated="4" table:style-name="ce37"/>
          <table:table-cell office:value-type="string" table:style-name="ce38">
            <text:p><text:s text:c="16"/>內政部戶政司 110年12月10日編製</text:p>
          </table:table-cell>
          <table:table-cell table:number-columns-repeated="16352"/>
        </table:table-row>
        <table:table-row table:number-rows-repeated="1048545" table:style-name="ro10">
          <table:table-cell table:number-columns-repeated="16384"/>
        </table:table-row>
        <table:named-expressions>
          <table:named-range table:name="Print_Area" table:cell-range-address="05-年齡結構.$A$1:05-年齡結構.$AF$31" table:base-cell-address="05-年齡結構.$A$1"/>
        </table:named-expressions>
      </table:table>
      <table:table table:name="'file:///C:/Users/moi1849/Desktop/123/3/1.月報/06速(月)報套印/11011/上網各月速報公式(11月).xls'#說明" table:style-name="ta2">
        <table:table-source xlink:href="file:///C:/Users/moi1849/Desktop/123/3/1.月報/06速(月)報套印/11011/上網各月速報公式(1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60" table:style-name="ta2">
        <table:table-source xlink:href="file:///C:/Users/moi1849/Desktop/123/3/1.月報/06速(月)報套印/11011/上網各月速報公式(1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70" table:style-name="ta2">
        <table:table-source xlink:href="file:///C:/Users/moi1849/Desktop/123/3/1.月報/06速(月)報套印/11011/上網各月速報公式(1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B0" table:style-name="ta2">
        <table:table-source xlink:href="file:///C:/Users/moi1849/Desktop/123/3/1.月報/06速(月)報套印/11011/上網各月速報公式(1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年月別(貼01-縣市別)" table:style-name="ta2">
        <table:table-source xlink:href="file:///C:/Users/moi1849/Desktop/123/3/1.月報/06速(月)報套印/11011/上網各月速報公式(1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縣市別" table:style-name="ta2">
        <table:table-source xlink:href="file:///C:/Users/moi1849/Desktop/123/3/1.月報/06速(月)報套印/11011/上網各月速報公式(1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年齡結構" table:style-name="ta2">
        <table:table-source xlink:href="file:///C:/Users/moi1849/Desktop/123/3/1.月報/06速(月)報套印/11011/上網各月速報公式(1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資料分析" table:style-name="ta2">
        <table:table-source xlink:href="file:///C:/Users/moi1849/Desktop/123/3/1.月報/06速(月)報套印/11011/上網各月速報公式(1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分析(草稿)" table:style-name="ta2">
        <table:table-source xlink:href="file:///C:/Users/moi1849/Desktop/123/3/1.月報/06速(月)報套印/11011/上網各月速報公式(1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2-年月別" table:style-name="ta2">
        <table:table-source xlink:href="file:///C:/Users/moi1849/Desktop/123/3/1.月報/06速(月)報套印/11011/上網各月速報公式(1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2-縣市別" table:style-name="ta2">
        <table:table-source xlink:href="file:///C:/Users/moi1849/Desktop/123/3/1.月報/06速(月)報套印/11011/上網各月速報公式(1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4-單一年齡" table:style-name="ta2">
        <table:table-source xlink:href="file:///C:/Users/moi1849/Desktop/123/3/1.月報/06速(月)報套印/11011/上網各月速報公式(1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5-年齡結構" table:style-name="ta2">
        <table:table-source xlink:href="file:///C:/Users/moi1849/Desktop/123/3/1.月報/06速(月)報套印/11011/上網各月速報公式(1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6-人口增加&amp;生死結離" table:style-name="ta2">
        <table:table-source xlink:href="file:///C:/Users/moi1849/Desktop/123/3/1.月報/06速(月)報套印/11011/上網各月速報公式(1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7-年月別" table:style-name="ta2">
        <table:table-source xlink:href="file:///C:/Users/moi1849/Desktop/123/3/1.月報/06速(月)報套印/11011/上網各月速報公式(1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7-縣市別" table:style-name="ta2">
        <table:table-source xlink:href="file:///C:/Users/moi1849/Desktop/123/3/1.月報/06速(月)報套印/11011/上網各月速報公式(1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0-年月別" table:style-name="ta2">
        <table:table-source xlink:href="file:///C:/Users/moi1849/Desktop/123/3/1.月報/06速(月)報套印/11011/上網各月速報公式(1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0-縣市別" table:style-name="ta2">
        <table:table-source xlink:href="file:///C:/Users/moi1849/Desktop/123/3/1.月報/06速(月)報套印/11011/上網各月速報公式(1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1-遷徙" table:style-name="ta2">
        <table:table-source xlink:href="file:///C:/Users/moi1849/Desktop/123/3/1.月報/06速(月)報套印/11011/上網各月速報公式(1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5-年齡結構.$A$1"/>
        <table:named-expression table:name="\b" table:expression="of:=[.#REF!]" table:base-cell-address="05-年齡結構.$A$1"/>
        <table:named-expression table:name="NAME" table:expression="of:=[.#REF!]" table:base-cell-address="05-年齡結構.$A$1"/>
        <table:named-expression table:name="P_1" table:expression="of:=[.#REF!]" table:base-cell-address="05-年齡結構.$A$1"/>
        <table:named-expression table:name="P_11" table:expression="of:=[.#REF!]" table:base-cell-address="05-年齡結構.$A$1"/>
        <table:named-expression table:name="P_2" table:expression="of:=[.#REF!]" table:base-cell-address="05-年齡結構.$A$1"/>
        <table:named-expression table:name="Print_Area" table:expression="of:=[.#REF!]" table:base-cell-address="05-年齡結構.$A$1"/>
        <table:named-expression table:name="PRINT_AREA_MI" table:expression="of:=[.#REF!]" table:base-cell-address="05-年齡結構.$A$1"/>
        <table:named-expression table:name="rd_rf_f_97y_9802_data" table:expression="of:=[.#REF!]" table:base-cell-address="05-年齡結構.$A$1"/>
        <table:named-expression table:name="rd_rg_f_84y_97y_data" table:expression="of:=[.#REF!]" table:base-cell-address="05-年齡結構.$A$1"/>
        <table:named-expression table:name="rd_rg_f_9805_data" table:expression="of:=[.#REF!]" table:base-cell-address="05-年齡結構.$A$1"/>
        <table:named-expression table:name="rd_rg_f_9806_data" table:expression="of:=[.#REF!]" table:base-cell-address="05-年齡結構.$A$1"/>
        <table:named-expression table:name="rd_rg_f_9807_data" table:expression="of:=[.#REF!]" table:base-cell-address="05-年齡結構.$A$1"/>
        <table:named-expression table:name="rd_rg_f_9808_data" table:expression="of:=[.#REF!]" table:base-cell-address="05-年齡結構.$A$1"/>
        <table:named-expression table:name="rd_rg_f_98y_9803_data" table:expression="of:=[.#REF!]" table:base-cell-address="05-年齡結構.$A$1"/>
        <table:named-expression table:name="rd_rg_f_98y_9804_data" table:expression="of:=[.#REF!]" table:base-cell-address="05-年齡結構.$A$1"/>
        <table:named-expression table:name="rd_rg_q_84y_97y_data" table:expression="of:=[.#REF!]" table:base-cell-address="05-年齡結構.$A$1"/>
        <table:named-expression table:name="rd_rg_q_97y_9802_data" table:expression="of:=[.#REF!]" table:base-cell-address="05-年齡結構.$A$1"/>
        <table:named-expression table:name="rd_rg_q_9805_data" table:expression="of:=[.#REF!]" table:base-cell-address="05-年齡結構.$A$1"/>
        <table:named-expression table:name="rd_rg_q_9806_data" table:expression="of:=[.#REF!]" table:base-cell-address="05-年齡結構.$A$1"/>
        <table:named-expression table:name="rd_rg_q_9807_data" table:expression="of:=[.#REF!]" table:base-cell-address="05-年齡結構.$A$1"/>
        <table:named-expression table:name="rd_rg_q_9808_data" table:expression="of:=[.#REF!]" table:base-cell-address="05-年齡結構.$A$1"/>
        <table:named-expression table:name="rd_rg_q_98y_9803_data" table:expression="of:=[.#REF!]" table:base-cell-address="05-年齡結構.$A$1"/>
        <table:named-expression table:name="rd_rg_q_98y_9804_data" table:expression="of:=[.#REF!]" table:base-cell-address="05-年齡結構.$A$1"/>
        <table:named-expression table:name="rd_rg_q9607" table:expression="of:=[.#REF!]" table:base-cell-address="05-年齡結構.$A$1"/>
        <table:named-expression table:name="rd_t_84y_97y_data" table:expression="of:=[.#REF!]" table:base-cell-address="05-年齡結構.$A$1"/>
        <table:named-expression table:name="rd_t_97y_9802_data" table:expression="of:=[.#REF!]" table:base-cell-address="05-年齡結構.$A$1"/>
        <table:named-expression table:name="rd_t_9805_data" table:expression="of:=[.#REF!]" table:base-cell-address="05-年齡結構.$A$1"/>
        <table:named-expression table:name="rd_t_9806_data" table:expression="of:=[.#REF!]" table:base-cell-address="05-年齡結構.$A$1"/>
        <table:named-expression table:name="rd_t_9807_data" table:expression="of:=[.#REF!]" table:base-cell-address="05-年齡結構.$A$1"/>
        <table:named-expression table:name="rd_t_9808_data" table:expression="of:=[.#REF!]" table:base-cell-address="05-年齡結構.$A$1"/>
        <table:named-expression table:name="rd_t_98y_9803_data" table:expression="of:=[.#REF!]" table:base-cell-address="05-年齡結構.$A$1"/>
        <table:named-expression table:name="rd_t_98y_9804_data" table:expression="of:=[.#REF!]" table:base-cell-address="05-年齡結構.$A$1"/>
        <table:named-expression table:name="rd_t9607" table:expression="of:=[.#REF!]" table:base-cell-address="05-年齡結構.$A$1"/>
        <table:named-expression table:name="月底人口數" table:expression="of:=[.#REF!]" table:base-cell-address="05-年齡結構.$A$1"/>
        <table:named-expression table:name="出生" table:expression="of:=[.#REF!]" table:base-cell-address="05-年齡結構.$A$1"/>
        <table:named-expression table:name="死亡" table:expression="of:=[.#REF!]" table:base-cell-address="05-年齡結構.$A$1"/>
        <table:named-expression table:name="結婚" table:expression="of:=[.#REF!]" table:base-cell-address="05-年齡結構.$A$1"/>
        <table:named-expression table:name="鄰數戶數" table:expression="of:=[.#REF!]" table:base-cell-address="05-年齡結構.$A$1"/>
        <table:named-expression table:name="離婚" table:expression="of:=[.#REF!]" table:base-cell-address="05-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.511811023622047in" fo:margin-bottom="0.196850393700787in" fo:margin-left="0in" fo:margin-right="0in" style:print-orientation="landscape" style:print-page-order="ttb" style:first-page-number="continue" style:scale-to="49%" style:table-centering="horizontal" style:print="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12-03T03:43:51Z</meta:creation-date>
    <dc:date>2021-12-03T03:44:20Z</dc:date>
  </office:meta>
</office:document-meta>
</file>